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table table:name="IndiceLiberteCivile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Pays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LibCiv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407" calcext:value-type="float">
            <text:p>40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441" calcext:value-type="float">
            <text:p>44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445" calcext:value-type="float">
            <text:p>44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55" calcext:value-type="float">
            <text:p>45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461" calcext:value-type="float">
            <text:p>46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482" calcext:value-type="float">
            <text:p>48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485" calcext:value-type="float">
            <text:p>48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515" calcext:value-type="float">
            <text:p>51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26" calcext:value-type="float">
            <text:p>52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535" calcext:value-type="float">
            <text:p>53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571" calcext:value-type="float">
            <text:p>57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574" calcext:value-type="float">
            <text:p>57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581" calcext:value-type="float">
            <text:p>5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606" calcext:value-type="float">
            <text:p>60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614" calcext:value-type="float">
            <text:p>61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622" calcext:value-type="float">
            <text:p>62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631" calcext:value-type="float">
            <text:p>63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633" calcext:value-type="float">
            <text:p>63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636" calcext:value-type="float">
            <text:p>63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637" calcext:value-type="float">
            <text:p>63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639" calcext:value-type="float">
            <text:p>63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644" calcext:value-type="float">
            <text:p>64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651" calcext:value-type="float">
            <text:p>65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657" calcext:value-type="float">
            <text:p>65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658" calcext:value-type="float">
            <text:p>65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662" calcext:value-type="float">
            <text:p>66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665" calcext:value-type="float">
            <text:p>66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668" calcext:value-type="float">
            <text:p>66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673" calcext:value-type="float">
            <text:p>67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683" calcext:value-type="float">
            <text:p>68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696" calcext:value-type="float">
            <text:p>69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698" calcext:value-type="float">
            <text:p>69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705" calcext:value-type="float">
            <text:p>70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708" calcext:value-type="float">
            <text:p>70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713" calcext:value-type="float">
            <text:p>71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722" calcext:value-type="float">
            <text:p>72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723" calcext:value-type="float">
            <text:p>72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731" calcext:value-type="float">
            <text:p>73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733" calcext:value-type="float">
            <text:p>73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742" calcext:value-type="float">
            <text:p>74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46" calcext:value-type="float">
            <text:p>74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751" calcext:value-type="float">
            <text:p>75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755" calcext:value-type="float">
            <text:p>75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756" calcext:value-type="float">
            <text:p>75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763" calcext:value-type="float">
            <text:p>76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766" calcext:value-type="float">
            <text:p>76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773" calcext:value-type="float">
            <text:p>77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777" calcext:value-type="float">
            <text:p>77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782" calcext:value-type="float">
            <text:p>78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783" calcext:value-type="float">
            <text:p>78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785" calcext:value-type="float">
            <text:p>78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789" calcext:value-type="float">
            <text:p>78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791" calcext:value-type="float">
            <text:p>79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793" calcext:value-type="float">
            <text:p>79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794" calcext:value-type="float">
            <text:p>79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99" calcext:value-type="float">
            <text:p>79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803" calcext:value-type="float">
            <text:p>80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805" calcext:value-type="float">
            <text:p>80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809" calcext:value-type="float">
            <text:p>8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812" calcext:value-type="float">
            <text:p>81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813" calcext:value-type="float">
            <text:p>81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814" calcext:value-type="float">
            <text:p>81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815" calcext:value-type="float">
            <text:p>81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816" calcext:value-type="float">
            <text:p>81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817" calcext:value-type="float">
            <text:p>81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819" calcext:value-type="float">
            <text:p>8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821" calcext:value-type="float">
            <text:p>82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823" calcext:value-type="float">
            <text:p>82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825" calcext:value-type="float">
            <text:p>82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826" calcext:value-type="float">
            <text:p>82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27" calcext:value-type="float">
            <text:p>82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828" calcext:value-type="float">
            <text:p>82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829" calcext:value-type="float">
            <text:p>82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837" calcext:value-type="float">
            <text:p>83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841" calcext:value-type="float">
            <text:p>84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842" calcext:value-type="float">
            <text:p>84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843" calcext:value-type="float">
            <text:p>84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844" calcext:value-type="float">
            <text:p>84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847" calcext:value-type="float">
            <text:p>8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849" calcext:value-type="float">
            <text:p>84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851" calcext:value-type="float">
            <text:p>85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852" calcext:value-type="float">
            <text:p>85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853" calcext:value-type="float">
            <text:p>85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855" calcext:value-type="float">
            <text:p>85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857" calcext:value-type="float">
            <text:p>85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859" calcext:value-type="float">
            <text:p>85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864" calcext:value-type="float">
            <text:p>86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865" calcext:value-type="float">
            <text:p>86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867" calcext:value-type="float">
            <text:p>86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71" calcext:value-type="float">
            <text:p>87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874" calcext:value-type="float">
            <text:p>87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875" calcext:value-type="float">
            <text:p>87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876" calcext:value-type="float">
            <text:p>87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878" calcext:value-type="float">
            <text:p>87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879" calcext:value-type="float">
            <text:p>87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883" calcext:value-type="float">
            <text:p>88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884" calcext:value-type="float">
            <text:p>88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885" calcext:value-type="float">
            <text:p>88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889" calcext:value-type="float">
            <text:p>88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90" calcext:value-type="float">
            <text:p>89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892" calcext:value-type="float">
            <text:p>89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893" calcext:value-type="float">
            <text:p>89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897" calcext:value-type="float">
            <text:p>89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898" calcext:value-type="float">
            <text:p>89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899" calcext:value-type="float">
            <text:p>89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901" calcext:value-type="float">
            <text:p>90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903" calcext:value-type="float">
            <text:p>90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04" calcext:value-type="float">
            <text:p>90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905" calcext:value-type="float">
            <text:p>9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906" calcext:value-type="float">
            <text:p>90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907" calcext:value-type="float">
            <text:p>90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909" calcext:value-type="float">
            <text:p>90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911" calcext:value-type="float">
            <text:p>91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912" calcext:value-type="float">
            <text:p>9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914" calcext:value-type="float">
            <text:p>91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915" calcext:value-type="float">
            <text:p>91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916" calcext:value-type="float">
            <text:p>91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917" calcext:value-type="float">
            <text:p>9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919" calcext:value-type="float">
            <text:p>91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921" calcext:value-type="float">
            <text:p>92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924" calcext:value-type="float">
            <text:p>92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925" calcext:value-type="float">
            <text:p>92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926" calcext:value-type="float">
            <text:p>92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927" calcext:value-type="float">
            <text:p>92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931" calcext:value-type="float">
            <text:p>93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932" calcext:value-type="float">
            <text:p>93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33" calcext:value-type="float">
            <text:p>93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934" calcext:value-type="float">
            <text:p>93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935" calcext:value-type="float">
            <text:p>93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939" calcext:value-type="float">
            <text:p>93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941" calcext:value-type="float">
            <text:p>94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942" calcext:value-type="float">
            <text:p>94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943" calcext:value-type="float">
            <text:p>94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944" calcext:value-type="float">
            <text:p>94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947" calcext:value-type="float">
            <text:p>94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948" calcext:value-type="float">
            <text:p>94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949" calcext:value-type="float">
            <text:p>94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951" calcext:value-type="float">
            <text:p>95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54" calcext:value-type="float">
            <text:p>95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955" calcext:value-type="float">
            <text:p>95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957" calcext:value-type="float">
            <text:p>95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967" calcext:value-type="float">
            <text:p>96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969" calcext:value-type="float">
            <text:p>96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973" calcext:value-type="float">
            <text:p>97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975" calcext:value-type="float">
            <text:p>97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977" calcext:value-type="float">
            <text:p>97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978" calcext:value-type="float">
            <text:p>97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979" calcext:value-type="float">
            <text:p>9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980" calcext:value-type="float">
            <text:p>98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981" calcext:value-type="float">
            <text:p>98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982" calcext:value-type="float">
            <text:p>98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984" calcext:value-type="float">
            <text:p>98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987" calcext:value-type="float">
            <text:p>98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989" calcext:value-type="float">
            <text:p>98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991" calcext:value-type="float">
            <text:p>99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998" calcext:value-type="float">
            <text:p>99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999" calcext:value-type="float">
            <text:p>99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003" calcext:value-type="float">
            <text:p>100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005" calcext:value-type="float">
            <text:p>100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007" calcext:value-type="float">
            <text:p>100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008" calcext:value-type="float">
            <text:p>100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1012" calcext:value-type="float">
            <text:p>101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1017" calcext:value-type="float">
            <text:p>101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1018" calcext:value-type="float">
            <text:p>101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019" calcext:value-type="float">
            <text:p>101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021" calcext:value-type="float">
            <text:p>102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023" calcext:value-type="float">
            <text:p>102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026" calcext:value-type="float">
            <text:p>102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029" calcext:value-type="float">
            <text:p>10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032" calcext:value-type="float">
            <text:p>103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033" calcext:value-type="float">
            <text:p>103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038" calcext:value-type="float">
            <text:p>103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039" calcext:value-type="float">
            <text:p>103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047" calcext:value-type="float">
            <text:p>104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048" calcext:value-type="float">
            <text:p>104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049" calcext:value-type="float">
            <text:p>104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051" calcext:value-type="float">
            <text:p>105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052" calcext:value-type="float">
            <text:p>105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055" calcext:value-type="float">
            <text:p>105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057" calcext:value-type="float">
            <text:p>105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059" calcext:value-type="float">
            <text:p>105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061" calcext:value-type="float">
            <text:p>106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062" calcext:value-type="float">
            <text:p>106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064" calcext:value-type="float">
            <text:p>106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065" calcext:value-type="float">
            <text:p>106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066" calcext:value-type="float">
            <text:p>106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067" calcext:value-type="float">
            <text:p>106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068" calcext:value-type="float">
            <text:p>106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070" calcext:value-type="float">
            <text:p>107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071" calcext:value-type="float">
            <text:p>107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72" calcext:value-type="float">
            <text:p>107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075" calcext:value-type="float">
            <text:p>10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078" calcext:value-type="float">
            <text:p>107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079" calcext:value-type="float">
            <text:p>107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083" calcext:value-type="float">
            <text:p>108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085" calcext:value-type="float">
            <text:p>108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086" calcext:value-type="float">
            <text:p>108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087" calcext:value-type="float">
            <text:p>108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088" calcext:value-type="float">
            <text:p>108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89" calcext:value-type="float">
            <text:p>10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091" calcext:value-type="float">
            <text:p>109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094" calcext:value-type="float">
            <text:p>109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095" calcext:value-type="float">
            <text:p>109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096" calcext:value-type="float">
            <text:p>109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097" calcext:value-type="float">
            <text:p>109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099" calcext:value-type="float">
            <text:p>109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102" calcext:value-type="float">
            <text:p>110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103" calcext:value-type="float">
            <text:p>11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104" calcext:value-type="float">
            <text:p>110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106" calcext:value-type="float">
            <text:p>110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108" calcext:value-type="float">
            <text:p>110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109" calcext:value-type="float">
            <text:p>110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111" calcext:value-type="float">
            <text:p>111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112" calcext:value-type="float">
            <text:p>111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115" calcext:value-type="float">
            <text:p>111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1117" calcext:value-type="float">
            <text:p>111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122" calcext:value-type="float">
            <text:p>112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123" calcext:value-type="float">
            <text:p>112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124" calcext:value-type="float">
            <text:p>112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126" calcext:value-type="float">
            <text:p>112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128" calcext:value-type="float">
            <text:p>112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131" calcext:value-type="float">
            <text:p>113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132" calcext:value-type="float">
            <text:p>113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133" calcext:value-type="float">
            <text:p>113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134" calcext:value-type="float">
            <text:p>113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135" calcext:value-type="float">
            <text:p>113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137" calcext:value-type="float">
            <text:p>113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138" calcext:value-type="float">
            <text:p>113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1139" calcext:value-type="float">
            <text:p>113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141" calcext:value-type="float">
            <text:p>114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142" calcext:value-type="float">
            <text:p>114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143" calcext:value-type="float">
            <text:p>114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144" calcext:value-type="float">
            <text:p>114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145" calcext:value-type="float">
            <text:p>114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146" calcext:value-type="float">
            <text:p>114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148" calcext:value-type="float">
            <text:p>114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149" calcext:value-type="float">
            <text:p>114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151" calcext:value-type="float">
            <text:p>115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154" calcext:value-type="float">
            <text:p>11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155" calcext:value-type="float">
            <text:p>11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157" calcext:value-type="float">
            <text:p>115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158" calcext:value-type="float">
            <text:p>115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1159" calcext:value-type="float">
            <text:p>115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162" calcext:value-type="float">
            <text:p>116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164" calcext:value-type="float">
            <text:p>11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165" calcext:value-type="float">
            <text:p>116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166" calcext:value-type="float">
            <text:p>11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167" calcext:value-type="float">
            <text:p>11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168" calcext:value-type="float">
            <text:p>116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170" calcext:value-type="float">
            <text:p>117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173" calcext:value-type="float">
            <text:p>117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174" calcext:value-type="float">
            <text:p>117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175" calcext:value-type="float">
            <text:p>117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177" calcext:value-type="float">
            <text:p>117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178" calcext:value-type="float">
            <text:p>117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179" calcext:value-type="float">
            <text:p>117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1181" calcext:value-type="float">
            <text:p>118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183" calcext:value-type="float">
            <text:p>118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185" calcext:value-type="float">
            <text:p>118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186" calcext:value-type="float">
            <text:p>118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187" calcext:value-type="float">
            <text:p>118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188" calcext:value-type="float">
            <text:p>118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194" calcext:value-type="float">
            <text:p>119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197" calcext:value-type="float">
            <text:p>119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199" calcext:value-type="float">
            <text:p>119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1201" calcext:value-type="float">
            <text:p>120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202" calcext:value-type="float">
            <text:p>120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204" calcext:value-type="float">
            <text:p>120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205" calcext:value-type="float">
            <text:p>120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1206" calcext:value-type="float">
            <text:p>120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1207" calcext:value-type="float">
            <text:p>120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1208" calcext:value-type="float">
            <text:p>120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209" calcext:value-type="float">
            <text:p>120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1211" calcext:value-type="float">
            <text:p>121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212" calcext:value-type="float">
            <text:p>121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214" calcext:value-type="float">
            <text:p>12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215" calcext:value-type="float">
            <text:p>121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216" calcext:value-type="float">
            <text:p>121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217" calcext:value-type="float">
            <text:p>121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1218" calcext:value-type="float">
            <text:p>121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219" calcext:value-type="float">
            <text:p>121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221" calcext:value-type="float">
            <text:p>122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222" calcext:value-type="float">
            <text:p>122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223" calcext:value-type="float">
            <text:p>122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24" calcext:value-type="float">
            <text:p>122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226" calcext:value-type="float">
            <text:p>122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227" calcext:value-type="float">
            <text:p>122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228" calcext:value-type="float">
            <text:p>122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229" calcext:value-type="float">
            <text:p>122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231" calcext:value-type="float">
            <text:p>123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232" calcext:value-type="float">
            <text:p>123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233" calcext:value-type="float">
            <text:p>123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235" calcext:value-type="float">
            <text:p>123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237" calcext:value-type="float">
            <text:p>123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238" calcext:value-type="float">
            <text:p>123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239" calcext:value-type="float">
            <text:p>123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241" calcext:value-type="float">
            <text:p>124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243" calcext:value-type="float">
            <text:p>124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244" calcext:value-type="float">
            <text:p>124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45" calcext:value-type="float">
            <text:p>124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248" calcext:value-type="float">
            <text:p>124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249" calcext:value-type="float">
            <text:p>124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250" calcext:value-type="float">
            <text:p>125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251" calcext:value-type="float">
            <text:p>125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252" calcext:value-type="float">
            <text:p>125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253" calcext:value-type="float">
            <text:p>125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254" calcext:value-type="float">
            <text:p>125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255" calcext:value-type="float">
            <text:p>125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256" calcext:value-type="float">
            <text:p>125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257" calcext:value-type="float">
            <text:p>125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259" calcext:value-type="float">
            <text:p>125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261" calcext:value-type="float">
            <text:p>126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262" calcext:value-type="float">
            <text:p>126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263" calcext:value-type="float">
            <text:p>126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1264" calcext:value-type="float">
            <text:p>126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265" calcext:value-type="float">
            <text:p>126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269" calcext:value-type="float">
            <text:p>126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270" calcext:value-type="float">
            <text:p>127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271" calcext:value-type="float">
            <text:p>127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272" calcext:value-type="float">
            <text:p>127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273" calcext:value-type="float">
            <text:p>127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274" calcext:value-type="float">
            <text:p>127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275" calcext:value-type="float">
            <text:p>127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276" calcext:value-type="float">
            <text:p>127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277" calcext:value-type="float">
            <text:p>127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278" calcext:value-type="float">
            <text:p>127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279" calcext:value-type="float">
            <text:p>127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280" calcext:value-type="float">
            <text:p>128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281" calcext:value-type="float">
            <text:p>12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282" calcext:value-type="float">
            <text:p>128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283" calcext:value-type="float">
            <text:p>128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285" calcext:value-type="float">
            <text:p>128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286" calcext:value-type="float">
            <text:p>128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289" calcext:value-type="float">
            <text:p>128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290" calcext:value-type="float">
            <text:p>129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292" calcext:value-type="float">
            <text:p>129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293" calcext:value-type="float">
            <text:p>129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294" calcext:value-type="float">
            <text:p>12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295" calcext:value-type="float">
            <text:p>129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296" calcext:value-type="float">
            <text:p>129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297" calcext:value-type="float">
            <text:p>129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298" calcext:value-type="float">
            <text:p>129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299" calcext:value-type="float">
            <text:p>129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301" calcext:value-type="float">
            <text:p>130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303" calcext:value-type="float">
            <text:p>13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304" calcext:value-type="float">
            <text:p>130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1306" calcext:value-type="float">
            <text:p>130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307" calcext:value-type="float">
            <text:p>130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311" calcext:value-type="float">
            <text:p>131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313" calcext:value-type="float">
            <text:p>131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314" calcext:value-type="float">
            <text:p>131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315" calcext:value-type="float">
            <text:p>131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316" calcext:value-type="float">
            <text:p>131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317" calcext:value-type="float">
            <text:p>13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318" calcext:value-type="float">
            <text:p>131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319" calcext:value-type="float">
            <text:p>131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320" calcext:value-type="float">
            <text:p>132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321" calcext:value-type="float">
            <text:p>132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322" calcext:value-type="float">
            <text:p>13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323" calcext:value-type="float">
            <text:p>13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24" calcext:value-type="float">
            <text:p>132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25" calcext:value-type="float">
            <text:p>13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326" calcext:value-type="float">
            <text:p>13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327" calcext:value-type="float">
            <text:p>132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329" calcext:value-type="float">
            <text:p>13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331" calcext:value-type="float">
            <text:p>13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332" calcext:value-type="float">
            <text:p>13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333" calcext:value-type="float">
            <text:p>133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334" calcext:value-type="float">
            <text:p>133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336" calcext:value-type="float">
            <text:p>13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338" calcext:value-type="float">
            <text:p>133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339" calcext:value-type="float">
            <text:p>133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340" calcext:value-type="float">
            <text:p>134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341" calcext:value-type="float">
            <text:p>134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343" calcext:value-type="float">
            <text:p>13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348" calcext:value-type="float">
            <text:p>13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350" calcext:value-type="float">
            <text:p>135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353" calcext:value-type="float">
            <text:p>135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354" calcext:value-type="float">
            <text:p>135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355" calcext:value-type="float">
            <text:p>13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356" calcext:value-type="float">
            <text:p>135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357" calcext:value-type="float">
            <text:p>135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358" calcext:value-type="float">
            <text:p>135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359" calcext:value-type="float">
            <text:p>135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361" calcext:value-type="float">
            <text:p>136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362" calcext:value-type="float">
            <text:p>136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363" calcext:value-type="float">
            <text:p>136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365" calcext:value-type="float">
            <text:p>136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366" calcext:value-type="float">
            <text:p>136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367" calcext:value-type="float">
            <text:p>136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368" calcext:value-type="float">
            <text:p>136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369" calcext:value-type="float">
            <text:p>136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370" calcext:value-type="float">
            <text:p>137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371" calcext:value-type="float">
            <text:p>13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373" calcext:value-type="float">
            <text:p>137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374" calcext:value-type="float">
            <text:p>137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375" calcext:value-type="float">
            <text:p>137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376" calcext:value-type="float">
            <text:p>137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378" calcext:value-type="float">
            <text:p>137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379" calcext:value-type="float">
            <text:p>137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380" calcext:value-type="float">
            <text:p>138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381" calcext:value-type="float">
            <text:p>138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383" calcext:value-type="float">
            <text:p>13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385" calcext:value-type="float">
            <text:p>138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387" calcext:value-type="float">
            <text:p>138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388" calcext:value-type="float">
            <text:p>138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389" calcext:value-type="float">
            <text:p>138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390" calcext:value-type="float">
            <text:p>139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391" calcext:value-type="float">
            <text:p>139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392" calcext:value-type="float">
            <text:p>139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394" calcext:value-type="float">
            <text:p>139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395" calcext:value-type="float">
            <text:p>139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397" calcext:value-type="float">
            <text:p>139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398" calcext:value-type="float">
            <text:p>139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399" calcext:value-type="float">
            <text:p>139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401" calcext:value-type="float">
            <text:p>140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402" calcext:value-type="float">
            <text:p>14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403" calcext:value-type="float">
            <text:p>140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405" calcext:value-type="float">
            <text:p>140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406" calcext:value-type="float">
            <text:p>140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409" calcext:value-type="float">
            <text:p>140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411" calcext:value-type="float">
            <text:p>141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1412" calcext:value-type="float">
            <text:p>141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413" calcext:value-type="float">
            <text:p>141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415" calcext:value-type="float">
            <text:p>141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416" calcext:value-type="float">
            <text:p>141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417" calcext:value-type="float">
            <text:p>141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418" calcext:value-type="float">
            <text:p>141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419" calcext:value-type="float">
            <text:p>141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420" calcext:value-type="float">
            <text:p>142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422" calcext:value-type="float">
            <text:p>142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423" calcext:value-type="float">
            <text:p>142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424" calcext:value-type="float">
            <text:p>142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426" calcext:value-type="float">
            <text:p>142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427" calcext:value-type="float">
            <text:p>142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1431" calcext:value-type="float">
            <text:p>143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432" calcext:value-type="float">
            <text:p>143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1433" calcext:value-type="float">
            <text:p>143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434" calcext:value-type="float">
            <text:p>143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1435" calcext:value-type="float">
            <text:p>143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438" calcext:value-type="float">
            <text:p>143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440" calcext:value-type="float">
            <text:p>144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444" calcext:value-type="float">
            <text:p>144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445" calcext:value-type="float">
            <text:p>144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446" calcext:value-type="float">
            <text:p>144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447" calcext:value-type="float">
            <text:p>144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448" calcext:value-type="float">
            <text:p>144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451" calcext:value-type="float">
            <text:p>145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455" calcext:value-type="float">
            <text:p>145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459" calcext:value-type="float">
            <text:p>145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463" calcext:value-type="float">
            <text:p>146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464" calcext:value-type="float">
            <text:p>146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465" calcext:value-type="float">
            <text:p>146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466" calcext:value-type="float">
            <text:p>146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467" calcext:value-type="float">
            <text:p>146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468" calcext:value-type="float">
            <text:p>146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469" calcext:value-type="float">
            <text:p>146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470" calcext:value-type="float">
            <text:p>147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471" calcext:value-type="float">
            <text:p>147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473" calcext:value-type="float">
            <text:p>147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475" calcext:value-type="float">
            <text:p>147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476" calcext:value-type="float">
            <text:p>147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477" calcext:value-type="float">
            <text:p>147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479" calcext:value-type="float">
            <text:p>147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480" calcext:value-type="float">
            <text:p>148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482" calcext:value-type="float">
            <text:p>148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483" calcext:value-type="float">
            <text:p>148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484" calcext:value-type="float">
            <text:p>148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485" calcext:value-type="float">
            <text:p>148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486" calcext:value-type="float">
            <text:p>148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487" calcext:value-type="float">
            <text:p>148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488" calcext:value-type="float">
            <text:p>148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489" calcext:value-type="float">
            <text:p>148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490" calcext:value-type="float">
            <text:p>149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491" calcext:value-type="float">
            <text:p>149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92" calcext:value-type="float">
            <text:p>149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493" calcext:value-type="float">
            <text:p>149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494" calcext:value-type="float">
            <text:p>149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95" calcext:value-type="float">
            <text:p>149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496" calcext:value-type="float">
            <text:p>149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497" calcext:value-type="float">
            <text:p>149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498" calcext:value-type="float">
            <text:p>149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502" calcext:value-type="float">
            <text:p>150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503" calcext:value-type="float">
            <text:p>150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504" calcext:value-type="float">
            <text:p>150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506" calcext:value-type="float">
            <text:p>150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507" calcext:value-type="float">
            <text:p>150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508" calcext:value-type="float">
            <text:p>150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509" calcext:value-type="float">
            <text:p>150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511" calcext:value-type="float">
            <text:p>151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512" calcext:value-type="float">
            <text:p>151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13" calcext:value-type="float">
            <text:p>151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1515" calcext:value-type="float">
            <text:p>151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516" calcext:value-type="float">
            <text:p>151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517" calcext:value-type="float">
            <text:p>151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518" calcext:value-type="float">
            <text:p>151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519" calcext:value-type="float">
            <text:p>151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521" calcext:value-type="float">
            <text:p>152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522" calcext:value-type="float">
            <text:p>152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523" calcext:value-type="float">
            <text:p>152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524" calcext:value-type="float">
            <text:p>152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525" calcext:value-type="float">
            <text:p>152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526" calcext:value-type="float">
            <text:p>152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527" calcext:value-type="float">
            <text:p>152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528" calcext:value-type="float">
            <text:p>152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529" calcext:value-type="float">
            <text:p>152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531" calcext:value-type="float">
            <text:p>153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532" calcext:value-type="float">
            <text:p>15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533" calcext:value-type="float">
            <text:p>153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534" calcext:value-type="float">
            <text:p>153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535" calcext:value-type="float">
            <text:p>153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1536" calcext:value-type="float">
            <text:p>153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537" calcext:value-type="float">
            <text:p>153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538" calcext:value-type="float">
            <text:p>153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539" calcext:value-type="float">
            <text:p>153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543" calcext:value-type="float">
            <text:p>154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544" calcext:value-type="float">
            <text:p>154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545" calcext:value-type="float">
            <text:p>154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546" calcext:value-type="float">
            <text:p>154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548" calcext:value-type="float">
            <text:p>154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549" calcext:value-type="float">
            <text:p>154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550" calcext:value-type="float">
            <text:p>155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551" calcext:value-type="float">
            <text:p>155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552" calcext:value-type="float">
            <text:p>155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553" calcext:value-type="float">
            <text:p>155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554" calcext:value-type="float">
            <text:p>155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55" calcext:value-type="float">
            <text:p>155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556" calcext:value-type="float">
            <text:p>155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57" calcext:value-type="float">
            <text:p>155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558" calcext:value-type="float">
            <text:p>15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559" calcext:value-type="float">
            <text:p>155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563" calcext:value-type="float">
            <text:p>156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564" calcext:value-type="float">
            <text:p>156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565" calcext:value-type="float">
            <text:p>156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566" calcext:value-type="float">
            <text:p>156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567" calcext:value-type="float">
            <text:p>156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568" calcext:value-type="float">
            <text:p>156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569" calcext:value-type="float">
            <text:p>156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570" calcext:value-type="float">
            <text:p>157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572" calcext:value-type="float">
            <text:p>157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573" calcext:value-type="float">
            <text:p>157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574" calcext:value-type="float">
            <text:p>157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575" calcext:value-type="float">
            <text:p>157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576" calcext:value-type="float">
            <text:p>157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577" calcext:value-type="float">
            <text:p>157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1578" calcext:value-type="float">
            <text:p>157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1580" calcext:value-type="float">
            <text:p>15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581" calcext:value-type="float">
            <text:p>158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1582" calcext:value-type="float">
            <text:p>158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584" calcext:value-type="float">
            <text:p>158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585" calcext:value-type="float">
            <text:p>158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586" calcext:value-type="float">
            <text:p>158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587" calcext:value-type="float">
            <text:p>158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588" calcext:value-type="float">
            <text:p>158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589" calcext:value-type="float">
            <text:p>158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590" calcext:value-type="float">
            <text:p>159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591" calcext:value-type="float">
            <text:p>159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593" calcext:value-type="float">
            <text:p>159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594" calcext:value-type="float">
            <text:p>159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596" calcext:value-type="float">
            <text:p>159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97" calcext:value-type="float">
            <text:p>159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598" calcext:value-type="float">
            <text:p>159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601" calcext:value-type="float">
            <text:p>160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03" calcext:value-type="float">
            <text:p>160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605" calcext:value-type="float">
            <text:p>160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606" calcext:value-type="float">
            <text:p>160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607" calcext:value-type="float">
            <text:p>160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09" calcext:value-type="float">
            <text:p>160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612" calcext:value-type="float">
            <text:p>161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613" calcext:value-type="float">
            <text:p>161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614" calcext:value-type="float">
            <text:p>161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615" calcext:value-type="float">
            <text:p>16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616" calcext:value-type="float">
            <text:p>161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617" calcext:value-type="float">
            <text:p>16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618" calcext:value-type="float">
            <text:p>161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619" calcext:value-type="float">
            <text:p>161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620" calcext:value-type="float">
            <text:p>162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622" calcext:value-type="float">
            <text:p>162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1623" calcext:value-type="float">
            <text:p>162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624" calcext:value-type="float">
            <text:p>162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634" calcext:value-type="float">
            <text:p>163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639" calcext:value-type="float">
            <text:p>163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640" calcext:value-type="float">
            <text:p>164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1641" calcext:value-type="float">
            <text:p>164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1642" calcext:value-type="float">
            <text:p>164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643" calcext:value-type="float">
            <text:p>164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1644" calcext:value-type="float">
            <text:p>164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1648" calcext:value-type="float">
            <text:p>164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1649" calcext:value-type="float">
            <text:p>164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1651" calcext:value-type="float">
            <text:p>165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1652" calcext:value-type="float">
            <text:p>165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653" calcext:value-type="float">
            <text:p>165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1654" calcext:value-type="float">
            <text:p>165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656" calcext:value-type="float">
            <text:p>165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657" calcext:value-type="float">
            <text:p>165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658" calcext:value-type="float">
            <text:p>165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1659" calcext:value-type="float">
            <text:p>165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660" calcext:value-type="float">
            <text:p>166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661" calcext:value-type="float">
            <text:p>166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662" calcext:value-type="float">
            <text:p>166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663" calcext:value-type="float">
            <text:p>166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1664" calcext:value-type="float">
            <text:p>166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665" calcext:value-type="float">
            <text:p>166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667" calcext:value-type="float">
            <text:p>166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671" calcext:value-type="float">
            <text:p>167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672" calcext:value-type="float">
            <text:p>167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673" calcext:value-type="float">
            <text:p>167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674" calcext:value-type="float">
            <text:p>167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675" calcext:value-type="float">
            <text:p>167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676" calcext:value-type="float">
            <text:p>167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677" calcext:value-type="float">
            <text:p>167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678" calcext:value-type="float">
            <text:p>167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679" calcext:value-type="float">
            <text:p>167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680" calcext:value-type="float">
            <text:p>168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681" calcext:value-type="float">
            <text:p>168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682" calcext:value-type="float">
            <text:p>168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1683" calcext:value-type="float">
            <text:p>168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684" calcext:value-type="float">
            <text:p>168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685" calcext:value-type="float">
            <text:p>168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686" calcext:value-type="float">
            <text:p>168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687" calcext:value-type="float">
            <text:p>168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688" calcext:value-type="float">
            <text:p>168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690" calcext:value-type="float">
            <text:p>169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691" calcext:value-type="float">
            <text:p>169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693" calcext:value-type="float">
            <text:p>169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694" calcext:value-type="float">
            <text:p>169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695" calcext:value-type="float">
            <text:p>169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696" calcext:value-type="float">
            <text:p>169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697" calcext:value-type="float">
            <text:p>169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698" calcext:value-type="float">
            <text:p>169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699" calcext:value-type="float">
            <text:p>169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701" calcext:value-type="float">
            <text:p>170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702" calcext:value-type="float">
            <text:p>170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703" calcext:value-type="float">
            <text:p>170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1705" calcext:value-type="float">
            <text:p>170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706" calcext:value-type="float">
            <text:p>170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1707" calcext:value-type="float">
            <text:p>170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708" calcext:value-type="float">
            <text:p>170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709" calcext:value-type="float">
            <text:p>170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712" calcext:value-type="float">
            <text:p>171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713" calcext:value-type="float">
            <text:p>171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714" calcext:value-type="float">
            <text:p>171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715" calcext:value-type="float">
            <text:p>171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716" calcext:value-type="float">
            <text:p>171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717" calcext:value-type="float">
            <text:p>171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718" calcext:value-type="float">
            <text:p>171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719" calcext:value-type="float">
            <text:p>171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720" calcext:value-type="float">
            <text:p>172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721" calcext:value-type="float">
            <text:p>172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722" calcext:value-type="float">
            <text:p>172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723" calcext:value-type="float">
            <text:p>172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724" calcext:value-type="float">
            <text:p>172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726" calcext:value-type="float">
            <text:p>172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1727" calcext:value-type="float">
            <text:p>172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730" calcext:value-type="float">
            <text:p>173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732" calcext:value-type="float">
            <text:p>173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733" calcext:value-type="float">
            <text:p>173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734" calcext:value-type="float">
            <text:p>173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735" calcext:value-type="float">
            <text:p>173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736" calcext:value-type="float">
            <text:p>173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737" calcext:value-type="float">
            <text:p>173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738" calcext:value-type="float">
            <text:p>173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739" calcext:value-type="float">
            <text:p>173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740" calcext:value-type="float">
            <text:p>174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741" calcext:value-type="float">
            <text:p>174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742" calcext:value-type="float">
            <text:p>174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743" calcext:value-type="float">
            <text:p>174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744" calcext:value-type="float">
            <text:p>174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745" calcext:value-type="float">
            <text:p>174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746" calcext:value-type="float">
            <text:p>174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749" calcext:value-type="float">
            <text:p>174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751" calcext:value-type="float">
            <text:p>175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753" calcext:value-type="float">
            <text:p>175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756" calcext:value-type="float">
            <text:p>175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760" calcext:value-type="float">
            <text:p>176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761" calcext:value-type="float">
            <text:p>176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762" calcext:value-type="float">
            <text:p>176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763" calcext:value-type="float">
            <text:p>176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764" calcext:value-type="float">
            <text:p>176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765" calcext:value-type="float">
            <text:p>176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766" calcext:value-type="float">
            <text:p>176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1767" calcext:value-type="float">
            <text:p>176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768" calcext:value-type="float">
            <text:p>176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769" calcext:value-type="float">
            <text:p>176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770" calcext:value-type="float">
            <text:p>177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771" calcext:value-type="float">
            <text:p>177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772" calcext:value-type="float">
            <text:p>177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774" calcext:value-type="float">
            <text:p>177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775" calcext:value-type="float">
            <text:p>177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776" calcext:value-type="float">
            <text:p>177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777" calcext:value-type="float">
            <text:p>177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778" calcext:value-type="float">
            <text:p>177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779" calcext:value-type="float">
            <text:p>177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780" calcext:value-type="float">
            <text:p>178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781" calcext:value-type="float">
            <text:p>178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782" calcext:value-type="float">
            <text:p>178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783" calcext:value-type="float">
            <text:p>178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784" calcext:value-type="float">
            <text:p>178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788" calcext:value-type="float">
            <text:p>178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789" calcext:value-type="float">
            <text:p>178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1790" calcext:value-type="float">
            <text:p>179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791" calcext:value-type="float">
            <text:p>179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792" calcext:value-type="float">
            <text:p>179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793" calcext:value-type="float">
            <text:p>179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795" calcext:value-type="float">
            <text:p>179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796" calcext:value-type="float">
            <text:p>179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803" calcext:value-type="float">
            <text:p>18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804" calcext:value-type="float">
            <text:p>180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805" calcext:value-type="float">
            <text:p>180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806" calcext:value-type="float">
            <text:p>180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807" calcext:value-type="float">
            <text:p>180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808" calcext:value-type="float">
            <text:p>180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810" calcext:value-type="float">
            <text:p>18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1811" calcext:value-type="float">
            <text:p>181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812" calcext:value-type="float">
            <text:p>181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813" calcext:value-type="float">
            <text:p>181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814" calcext:value-type="float">
            <text:p>181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816" calcext:value-type="float">
            <text:p>181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817" calcext:value-type="float">
            <text:p>181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818" calcext:value-type="float">
            <text:p>181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821" calcext:value-type="float">
            <text:p>182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822" calcext:value-type="float">
            <text:p>182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823" calcext:value-type="float">
            <text:p>182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824" calcext:value-type="float">
            <text:p>182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825" calcext:value-type="float">
            <text:p>182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826" calcext:value-type="float">
            <text:p>182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827" calcext:value-type="float">
            <text:p>182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829" calcext:value-type="float">
            <text:p>182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1830" calcext:value-type="float">
            <text:p>183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1831" calcext:value-type="float">
            <text:p>183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832" calcext:value-type="float">
            <text:p>183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1833" calcext:value-type="float">
            <text:p>183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834" calcext:value-type="float">
            <text:p>183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835" calcext:value-type="float">
            <text:p>183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1836" calcext:value-type="float">
            <text:p>183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838" calcext:value-type="float">
            <text:p>183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839" calcext:value-type="float">
            <text:p>183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841" calcext:value-type="float">
            <text:p>184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842" calcext:value-type="float">
            <text:p>184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843" calcext:value-type="float">
            <text:p>184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844" calcext:value-type="float">
            <text:p>184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847" calcext:value-type="float">
            <text:p>18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848" calcext:value-type="float">
            <text:p>184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849" calcext:value-type="float">
            <text:p>18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1851" calcext:value-type="float">
            <text:p>185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1852" calcext:value-type="float">
            <text:p>185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853" calcext:value-type="float">
            <text:p>185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855" calcext:value-type="float">
            <text:p>185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856" calcext:value-type="float">
            <text:p>185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1857" calcext:value-type="float">
            <text:p>185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859" calcext:value-type="float">
            <text:p>185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860" calcext:value-type="float">
            <text:p>186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861" calcext:value-type="float">
            <text:p>186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862" calcext:value-type="float">
            <text:p>186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863" calcext:value-type="float">
            <text:p>186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864" calcext:value-type="float">
            <text:p>186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865" calcext:value-type="float">
            <text:p>186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867" calcext:value-type="float">
            <text:p>186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868" calcext:value-type="float">
            <text:p>186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869" calcext:value-type="float">
            <text:p>186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871" calcext:value-type="float">
            <text:p>187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872" calcext:value-type="float">
            <text:p>187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873" calcext:value-type="float">
            <text:p>187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874" calcext:value-type="float">
            <text:p>187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875" calcext:value-type="float">
            <text:p>187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876" calcext:value-type="float">
            <text:p>187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877" calcext:value-type="float">
            <text:p>187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878" calcext:value-type="float">
            <text:p>187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881" calcext:value-type="float">
            <text:p>188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82" calcext:value-type="float">
            <text:p>188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883" calcext:value-type="float">
            <text:p>188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885" calcext:value-type="float">
            <text:p>188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886" calcext:value-type="float">
            <text:p>188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887" calcext:value-type="float">
            <text:p>188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889" calcext:value-type="float">
            <text:p>188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890" calcext:value-type="float">
            <text:p>189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91" calcext:value-type="float">
            <text:p>189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893" calcext:value-type="float">
            <text:p>189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894" calcext:value-type="float">
            <text:p>189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895" calcext:value-type="float">
            <text:p>189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896" calcext:value-type="float">
            <text:p>189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01" calcext:value-type="float">
            <text:p>190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902" calcext:value-type="float">
            <text:p>190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903" calcext:value-type="float">
            <text:p>190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904" calcext:value-type="float">
            <text:p>190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905" calcext:value-type="float">
            <text:p>190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907" calcext:value-type="float">
            <text:p>190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910" calcext:value-type="float">
            <text:p>19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912" calcext:value-type="float">
            <text:p>191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913" calcext:value-type="float">
            <text:p>191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914" calcext:value-type="float">
            <text:p>191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1916" calcext:value-type="float">
            <text:p>191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917" calcext:value-type="float">
            <text:p>191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918" calcext:value-type="float">
            <text:p>191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923" calcext:value-type="float">
            <text:p>192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925" calcext:value-type="float">
            <text:p>192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926" calcext:value-type="float">
            <text:p>192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927" calcext:value-type="float">
            <text:p>192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928" calcext:value-type="float">
            <text:p>192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930" calcext:value-type="float">
            <text:p>193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931" calcext:value-type="float">
            <text:p>193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932" calcext:value-type="float">
            <text:p>193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933" calcext:value-type="float">
            <text:p>193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934" calcext:value-type="float">
            <text:p>193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935" calcext:value-type="float">
            <text:p>193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1936" calcext:value-type="float">
            <text:p>193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937" calcext:value-type="float">
            <text:p>193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938" calcext:value-type="float">
            <text:p>193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939" calcext:value-type="float">
            <text:p>193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941" calcext:value-type="float">
            <text:p>194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943" calcext:value-type="float">
            <text:p>194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944" calcext:value-type="float">
            <text:p>194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945" calcext:value-type="float">
            <text:p>194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948" calcext:value-type="float">
            <text:p>194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949" calcext:value-type="float">
            <text:p>194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951" calcext:value-type="float">
            <text:p>195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952" calcext:value-type="float">
            <text:p>195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954" calcext:value-type="float">
            <text:p>19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955" calcext:value-type="float">
            <text:p>195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956" calcext:value-type="float">
            <text:p>195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957" calcext:value-type="float">
            <text:p>195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1959" calcext:value-type="float">
            <text:p>195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961" calcext:value-type="float">
            <text:p>196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965" calcext:value-type="float">
            <text:p>196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966" calcext:value-type="float">
            <text:p>196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972" calcext:value-type="float">
            <text:p>197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974" calcext:value-type="float">
            <text:p>197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976" calcext:value-type="float">
            <text:p>197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981" calcext:value-type="float">
            <text:p>198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990" calcext:value-type="float">
            <text:p>199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991" calcext:value-type="float">
            <text:p>199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992" calcext:value-type="float">
            <text:p>199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994" calcext:value-type="float">
            <text:p>199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2025" calcext:value-type="float">
            <text:p>202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028" calcext:value-type="float">
            <text:p>202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029" calcext:value-type="float">
            <text:p>202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031" calcext:value-type="float">
            <text:p>203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032" calcext:value-type="float">
            <text:p>203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033" calcext:value-type="float">
            <text:p>203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034" calcext:value-type="float">
            <text:p>203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035" calcext:value-type="float">
            <text:p>203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037" calcext:value-type="float">
            <text:p>203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039" calcext:value-type="float">
            <text:p>203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040" calcext:value-type="float">
            <text:p>204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2041" calcext:value-type="float">
            <text:p>204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2042" calcext:value-type="float">
            <text:p>204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2043" calcext:value-type="float">
            <text:p>204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044" calcext:value-type="float">
            <text:p>204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045" calcext:value-type="float">
            <text:p>204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046" calcext:value-type="float">
            <text:p>204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2049" calcext:value-type="float">
            <text:p>204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050" calcext:value-type="float">
            <text:p>205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051" calcext:value-type="float">
            <text:p>205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052" calcext:value-type="float">
            <text:p>205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053" calcext:value-type="float">
            <text:p>205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054" calcext:value-type="float">
            <text:p>205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055" calcext:value-type="float">
            <text:p>205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056" calcext:value-type="float">
            <text:p>205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057" calcext:value-type="float">
            <text:p>205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058" calcext:value-type="float">
            <text:p>205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061" calcext:value-type="float">
            <text:p>206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062" calcext:value-type="float">
            <text:p>206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063" calcext:value-type="float">
            <text:p>206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064" calcext:value-type="float">
            <text:p>206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065" calcext:value-type="float">
            <text:p>206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066" calcext:value-type="float">
            <text:p>206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067" calcext:value-type="float">
            <text:p>206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068" calcext:value-type="float">
            <text:p>206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070" calcext:value-type="float">
            <text:p>207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071" calcext:value-type="float">
            <text:p>207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074" calcext:value-type="float">
            <text:p>207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075" calcext:value-type="float">
            <text:p>207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076" calcext:value-type="float">
            <text:p>207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077" calcext:value-type="float">
            <text:p>207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078" calcext:value-type="float">
            <text:p>207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079" calcext:value-type="float">
            <text:p>207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081" calcext:value-type="float">
            <text:p>208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082" calcext:value-type="float">
            <text:p>208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083" calcext:value-type="float">
            <text:p>208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084" calcext:value-type="float">
            <text:p>208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085" calcext:value-type="float">
            <text:p>208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086" calcext:value-type="float">
            <text:p>20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087" calcext:value-type="float">
            <text:p>208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088" calcext:value-type="float">
            <text:p>208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089" calcext:value-type="float">
            <text:p>208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091" calcext:value-type="float">
            <text:p>209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092" calcext:value-type="float">
            <text:p>20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093" calcext:value-type="float">
            <text:p>209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095" calcext:value-type="float">
            <text:p>209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096" calcext:value-type="float">
            <text:p>209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097" calcext:value-type="float">
            <text:p>209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098" calcext:value-type="float">
            <text:p>209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099" calcext:value-type="float">
            <text:p>209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101" calcext:value-type="float">
            <text:p>210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102" calcext:value-type="float">
            <text:p>210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103" calcext:value-type="float">
            <text:p>210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104" calcext:value-type="float">
            <text:p>210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105" calcext:value-type="float">
            <text:p>210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2106" calcext:value-type="float">
            <text:p>210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107" calcext:value-type="float">
            <text:p>210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108" calcext:value-type="float">
            <text:p>210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109" calcext:value-type="float">
            <text:p>210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110" calcext:value-type="float">
            <text:p>211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112" calcext:value-type="float">
            <text:p>211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113" calcext:value-type="float">
            <text:p>211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114" calcext:value-type="float">
            <text:p>211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115" calcext:value-type="float">
            <text:p>211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117" calcext:value-type="float">
            <text:p>211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118" calcext:value-type="float">
            <text:p>211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119" calcext:value-type="float">
            <text:p>211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121" calcext:value-type="float">
            <text:p>212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2122" calcext:value-type="float">
            <text:p>212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2123" calcext:value-type="float">
            <text:p>212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2124" calcext:value-type="float">
            <text:p>212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2125" calcext:value-type="float">
            <text:p>212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2126" calcext:value-type="float">
            <text:p>212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2127" calcext:value-type="float">
            <text:p>212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2128" calcext:value-type="float">
            <text:p>212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2129" calcext:value-type="float">
            <text:p>212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2130" calcext:value-type="float">
            <text:p>213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2131" calcext:value-type="float">
            <text:p>213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2133" calcext:value-type="float">
            <text:p>213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2134" calcext:value-type="float">
            <text:p>213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2135" calcext:value-type="float">
            <text:p>213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136" calcext:value-type="float">
            <text:p>213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2137" calcext:value-type="float">
            <text:p>213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138" calcext:value-type="float">
            <text:p>213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2139" calcext:value-type="float">
            <text:p>213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140" calcext:value-type="float">
            <text:p>214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141" calcext:value-type="float">
            <text:p>214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2142" calcext:value-type="float">
            <text:p>214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143" calcext:value-type="float">
            <text:p>214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144" calcext:value-type="float">
            <text:p>214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2145" calcext:value-type="float">
            <text:p>214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2146" calcext:value-type="float">
            <text:p>214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2147" calcext:value-type="float">
            <text:p>214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149" calcext:value-type="float">
            <text:p>214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151" calcext:value-type="float">
            <text:p>21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2152" calcext:value-type="float">
            <text:p>215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2154" calcext:value-type="float">
            <text:p>215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2155" calcext:value-type="float">
            <text:p>215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156" calcext:value-type="float">
            <text:p>215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2157" calcext:value-type="float">
            <text:p>215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2158" calcext:value-type="float">
            <text:p>215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159" calcext:value-type="float">
            <text:p>215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2161" calcext:value-type="float">
            <text:p>216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162" calcext:value-type="float">
            <text:p>216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2163" calcext:value-type="float">
            <text:p>216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165" calcext:value-type="float">
            <text:p>216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166" calcext:value-type="float">
            <text:p>216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167" calcext:value-type="float">
            <text:p>216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2168" calcext:value-type="float">
            <text:p>216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169" calcext:value-type="float">
            <text:p>216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170" calcext:value-type="float">
            <text:p>217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171" calcext:value-type="float">
            <text:p>217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172" calcext:value-type="float">
            <text:p>217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173" calcext:value-type="float">
            <text:p>217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175" calcext:value-type="float">
            <text:p>217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176" calcext:value-type="float">
            <text:p>217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177" calcext:value-type="float">
            <text:p>217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178" calcext:value-type="float">
            <text:p>217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179" calcext:value-type="float">
            <text:p>217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180" calcext:value-type="float">
            <text:p>218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181" calcext:value-type="float">
            <text:p>218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182" calcext:value-type="float">
            <text:p>218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183" calcext:value-type="float">
            <text:p>218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184" calcext:value-type="float">
            <text:p>218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185" calcext:value-type="float">
            <text:p>218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187" calcext:value-type="float">
            <text:p>218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188" calcext:value-type="float">
            <text:p>218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189" calcext:value-type="float">
            <text:p>218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190" calcext:value-type="float">
            <text:p>219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191" calcext:value-type="float">
            <text:p>219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193" calcext:value-type="float">
            <text:p>219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2194" calcext:value-type="float">
            <text:p>219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196" calcext:value-type="float">
            <text:p>219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197" calcext:value-type="float">
            <text:p>219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198" calcext:value-type="float">
            <text:p>219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199" calcext:value-type="float">
            <text:p>219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201" calcext:value-type="float">
            <text:p>220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202" calcext:value-type="float">
            <text:p>220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203" calcext:value-type="float">
            <text:p>220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204" calcext:value-type="float">
            <text:p>22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205" calcext:value-type="float">
            <text:p>22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2206" calcext:value-type="float">
            <text:p>220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2207" calcext:value-type="float">
            <text:p>220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2208" calcext:value-type="float">
            <text:p>220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2209" calcext:value-type="float">
            <text:p>220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210" calcext:value-type="float">
            <text:p>22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211" calcext:value-type="float">
            <text:p>221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212" calcext:value-type="float">
            <text:p>221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213" calcext:value-type="float">
            <text:p>221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215" calcext:value-type="float">
            <text:p>221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217" calcext:value-type="float">
            <text:p>221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218" calcext:value-type="float">
            <text:p>221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219" calcext:value-type="float">
            <text:p>221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220" calcext:value-type="float">
            <text:p>222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221" calcext:value-type="float">
            <text:p>222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222" calcext:value-type="float">
            <text:p>222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2223" calcext:value-type="float">
            <text:p>222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2224" calcext:value-type="float">
            <text:p>222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225" calcext:value-type="float">
            <text:p>222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226" calcext:value-type="float">
            <text:p>222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2227" calcext:value-type="float">
            <text:p>222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2228" calcext:value-type="float">
            <text:p>222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2229" calcext:value-type="float">
            <text:p>222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2230" calcext:value-type="float">
            <text:p>223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2231" calcext:value-type="float">
            <text:p>223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2232" calcext:value-type="float">
            <text:p>223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2233" calcext:value-type="float">
            <text:p>223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2234" calcext:value-type="float">
            <text:p>223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2235" calcext:value-type="float">
            <text:p>223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2236" calcext:value-type="float">
            <text:p>223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2237" calcext:value-type="float">
            <text:p>223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240" calcext:value-type="float">
            <text:p>224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2242" calcext:value-type="float">
            <text:p>224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243" calcext:value-type="float">
            <text:p>224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2244" calcext:value-type="float">
            <text:p>224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246" calcext:value-type="float">
            <text:p>224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2247" calcext:value-type="float">
            <text:p>224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48" calcext:value-type="float">
            <text:p>224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249" calcext:value-type="float">
            <text:p>224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251" calcext:value-type="float">
            <text:p>225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252" calcext:value-type="float">
            <text:p>225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253" calcext:value-type="float">
            <text:p>225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254" calcext:value-type="float">
            <text:p>225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255" calcext:value-type="float">
            <text:p>225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257" calcext:value-type="float">
            <text:p>225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258" calcext:value-type="float">
            <text:p>225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261" calcext:value-type="float">
            <text:p>226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262" calcext:value-type="float">
            <text:p>226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263" calcext:value-type="float">
            <text:p>226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264" calcext:value-type="float">
            <text:p>226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265" calcext:value-type="float">
            <text:p>226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266" calcext:value-type="float">
            <text:p>226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267" calcext:value-type="float">
            <text:p>226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268" calcext:value-type="float">
            <text:p>226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269" calcext:value-type="float">
            <text:p>226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271" calcext:value-type="float">
            <text:p>227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272" calcext:value-type="float">
            <text:p>227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2273" calcext:value-type="float">
            <text:p>227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274" calcext:value-type="float">
            <text:p>227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276" calcext:value-type="float">
            <text:p>227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277" calcext:value-type="float">
            <text:p>227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278" calcext:value-type="float">
            <text:p>227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279" calcext:value-type="float">
            <text:p>227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281" calcext:value-type="float">
            <text:p>228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282" calcext:value-type="float">
            <text:p>228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283" calcext:value-type="float">
            <text:p>228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284" calcext:value-type="float">
            <text:p>228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285" calcext:value-type="float">
            <text:p>228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286" calcext:value-type="float">
            <text:p>228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287" calcext:value-type="float">
            <text:p>228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288" calcext:value-type="float">
            <text:p>228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289" calcext:value-type="float">
            <text:p>228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90" calcext:value-type="float">
            <text:p>229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291" calcext:value-type="float">
            <text:p>229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292" calcext:value-type="float">
            <text:p>229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293" calcext:value-type="float">
            <text:p>229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294" calcext:value-type="float">
            <text:p>229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295" calcext:value-type="float">
            <text:p>229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296" calcext:value-type="float">
            <text:p>229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297" calcext:value-type="float">
            <text:p>229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298" calcext:value-type="float">
            <text:p>229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299" calcext:value-type="float">
            <text:p>229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300" calcext:value-type="float">
            <text:p>23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303" calcext:value-type="float">
            <text:p>230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304" calcext:value-type="float">
            <text:p>230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305" calcext:value-type="float">
            <text:p>230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306" calcext:value-type="float">
            <text:p>230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307" calcext:value-type="float">
            <text:p>230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308" calcext:value-type="float">
            <text:p>230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309" calcext:value-type="float">
            <text:p>230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310" calcext:value-type="float">
            <text:p>231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11" calcext:value-type="float">
            <text:p>231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313" calcext:value-type="float">
            <text:p>231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314" calcext:value-type="float">
            <text:p>231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315" calcext:value-type="float">
            <text:p>231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316" calcext:value-type="float">
            <text:p>231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317" calcext:value-type="float">
            <text:p>231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318" calcext:value-type="float">
            <text:p>231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319" calcext:value-type="float">
            <text:p>231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320" calcext:value-type="float">
            <text:p>232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321" calcext:value-type="float">
            <text:p>232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323" calcext:value-type="float">
            <text:p>232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324" calcext:value-type="float">
            <text:p>232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325" calcext:value-type="float">
            <text:p>232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326" calcext:value-type="float">
            <text:p>232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327" calcext:value-type="float">
            <text:p>232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328" calcext:value-type="float">
            <text:p>232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329" calcext:value-type="float">
            <text:p>232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330" calcext:value-type="float">
            <text:p>233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331" calcext:value-type="float">
            <text:p>233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332" calcext:value-type="float">
            <text:p>233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333" calcext:value-type="float">
            <text:p>233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2334" calcext:value-type="float">
            <text:p>233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2335" calcext:value-type="float">
            <text:p>233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2336" calcext:value-type="float">
            <text:p>233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2337" calcext:value-type="float">
            <text:p>233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338" calcext:value-type="float">
            <text:p>233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339" calcext:value-type="float">
            <text:p>233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342" calcext:value-type="float">
            <text:p>234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2344" calcext:value-type="float">
            <text:p>234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345" calcext:value-type="float">
            <text:p>234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2346" calcext:value-type="float">
            <text:p>234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2347" calcext:value-type="float">
            <text:p>234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351" calcext:value-type="float">
            <text:p>235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2356" calcext:value-type="float">
            <text:p>235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2357" calcext:value-type="float">
            <text:p>235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365" calcext:value-type="float">
            <text:p>236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368" calcext:value-type="float">
            <text:p>236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370" calcext:value-type="float">
            <text:p>237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371" calcext:value-type="float">
            <text:p>237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372" calcext:value-type="float">
            <text:p>237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373" calcext:value-type="float">
            <text:p>237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374" calcext:value-type="float">
            <text:p>237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375" calcext:value-type="float">
            <text:p>237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376" calcext:value-type="float">
            <text:p>237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377" calcext:value-type="float">
            <text:p>237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378" calcext:value-type="float">
            <text:p>237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379" calcext:value-type="float">
            <text:p>237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380" calcext:value-type="float">
            <text:p>238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381" calcext:value-type="float">
            <text:p>238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382" calcext:value-type="float">
            <text:p>238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383" calcext:value-type="float">
            <text:p>238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384" calcext:value-type="float">
            <text:p>238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387" calcext:value-type="float">
            <text:p>238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388" calcext:value-type="float">
            <text:p>238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389" calcext:value-type="float">
            <text:p>238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390" calcext:value-type="float">
            <text:p>239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391" calcext:value-type="float">
            <text:p>239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392" calcext:value-type="float">
            <text:p>239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393" calcext:value-type="float">
            <text:p>239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394" calcext:value-type="float">
            <text:p>239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395" calcext:value-type="float">
            <text:p>239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396" calcext:value-type="float">
            <text:p>239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397" calcext:value-type="float">
            <text:p>239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398" calcext:value-type="float">
            <text:p>239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399" calcext:value-type="float">
            <text:p>239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400" calcext:value-type="float">
            <text:p>240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401" calcext:value-type="float">
            <text:p>240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402" calcext:value-type="float">
            <text:p>240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403" calcext:value-type="float">
            <text:p>240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404" calcext:value-type="float">
            <text:p>240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405" calcext:value-type="float">
            <text:p>240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407" calcext:value-type="float">
            <text:p>240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408" calcext:value-type="float">
            <text:p>240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409" calcext:value-type="float">
            <text:p>240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411" calcext:value-type="float">
            <text:p>241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2413" calcext:value-type="float">
            <text:p>241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414" calcext:value-type="float">
            <text:p>241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2415" calcext:value-type="float">
            <text:p>241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416" calcext:value-type="float">
            <text:p>241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417" calcext:value-type="float">
            <text:p>241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418" calcext:value-type="float">
            <text:p>241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419" calcext:value-type="float">
            <text:p>241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420" calcext:value-type="float">
            <text:p>242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2421" calcext:value-type="float">
            <text:p>242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2422" calcext:value-type="float">
            <text:p>242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2423" calcext:value-type="float">
            <text:p>242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424" calcext:value-type="float">
            <text:p>242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425" calcext:value-type="float">
            <text:p>242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426" calcext:value-type="float">
            <text:p>242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428" calcext:value-type="float">
            <text:p>242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429" calcext:value-type="float">
            <text:p>242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430" calcext:value-type="float">
            <text:p>243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431" calcext:value-type="float">
            <text:p>243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433" calcext:value-type="float">
            <text:p>243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434" calcext:value-type="float">
            <text:p>243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35" calcext:value-type="float">
            <text:p>243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436" calcext:value-type="float">
            <text:p>243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437" calcext:value-type="float">
            <text:p>243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438" calcext:value-type="float">
            <text:p>243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2439" calcext:value-type="float">
            <text:p>2439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440" calcext:value-type="float">
            <text:p>244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2441" calcext:value-type="float">
            <text:p>244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2442" calcext:value-type="float">
            <text:p>244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444" calcext:value-type="float">
            <text:p>244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445" calcext:value-type="float">
            <text:p>244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2446" calcext:value-type="float">
            <text:p>244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447" calcext:value-type="float">
            <text:p>244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2448" calcext:value-type="float">
            <text:p>244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451" calcext:value-type="float">
            <text:p>245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452" calcext:value-type="float">
            <text:p>245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453" calcext:value-type="float">
            <text:p>245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454" calcext:value-type="float">
            <text:p>245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455" calcext:value-type="float">
            <text:p>245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56" calcext:value-type="float">
            <text:p>245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457" calcext:value-type="float">
            <text:p>245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458" calcext:value-type="float">
            <text:p>245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459" calcext:value-type="float">
            <text:p>245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460" calcext:value-type="float">
            <text:p>246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461" calcext:value-type="float">
            <text:p>246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462" calcext:value-type="float">
            <text:p>246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463" calcext:value-type="float">
            <text:p>24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465" calcext:value-type="float">
            <text:p>246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466" calcext:value-type="float">
            <text:p>246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467" calcext:value-type="float">
            <text:p>246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468" calcext:value-type="float">
            <text:p>246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469" calcext:value-type="float">
            <text:p>246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471" calcext:value-type="float">
            <text:p>247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472" calcext:value-type="float">
            <text:p>247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473" calcext:value-type="float">
            <text:p>247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474" calcext:value-type="float">
            <text:p>247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475" calcext:value-type="float">
            <text:p>247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476" calcext:value-type="float">
            <text:p>247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477" calcext:value-type="float">
            <text:p>247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478" calcext:value-type="float">
            <text:p>247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480" calcext:value-type="float">
            <text:p>248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481" calcext:value-type="float">
            <text:p>248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482" calcext:value-type="float">
            <text:p>248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483" calcext:value-type="float">
            <text:p>248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484" calcext:value-type="float">
            <text:p>248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485" calcext:value-type="float">
            <text:p>248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486" calcext:value-type="float">
            <text:p>248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487" calcext:value-type="float">
            <text:p>248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488" calcext:value-type="float">
            <text:p>248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489" calcext:value-type="float">
            <text:p>248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490" calcext:value-type="float">
            <text:p>249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492" calcext:value-type="float">
            <text:p>249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493" calcext:value-type="float">
            <text:p>249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495" calcext:value-type="float">
            <text:p>249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496" calcext:value-type="float">
            <text:p>249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497" calcext:value-type="float">
            <text:p>249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98" calcext:value-type="float">
            <text:p>249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499" calcext:value-type="float">
            <text:p>249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501" calcext:value-type="float">
            <text:p>250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502" calcext:value-type="float">
            <text:p>250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503" calcext:value-type="float">
            <text:p>250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504" calcext:value-type="float">
            <text:p>250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505" calcext:value-type="float">
            <text:p>250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2506" calcext:value-type="float">
            <text:p>250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2507" calcext:value-type="float">
            <text:p>250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2508" calcext:value-type="float">
            <text:p>250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2509" calcext:value-type="float">
            <text:p>250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2510" calcext:value-type="float">
            <text:p>251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511" calcext:value-type="float">
            <text:p>251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513" calcext:value-type="float">
            <text:p>251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514" calcext:value-type="float">
            <text:p>251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515" calcext:value-type="float">
            <text:p>251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16" calcext:value-type="float">
            <text:p>251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517" calcext:value-type="float">
            <text:p>251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518" calcext:value-type="float">
            <text:p>251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519" calcext:value-type="float">
            <text:p>251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520" calcext:value-type="float">
            <text:p>252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521" calcext:value-type="float">
            <text:p>252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522" calcext:value-type="float">
            <text:p>252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524" calcext:value-type="float">
            <text:p>252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525" calcext:value-type="float">
            <text:p>252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526" calcext:value-type="float">
            <text:p>252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528" calcext:value-type="float">
            <text:p>252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2529" calcext:value-type="float">
            <text:p>252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530" calcext:value-type="float">
            <text:p>253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531" calcext:value-type="float">
            <text:p>253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532" calcext:value-type="float">
            <text:p>253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534" calcext:value-type="float">
            <text:p>253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535" calcext:value-type="float">
            <text:p>25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536" calcext:value-type="float">
            <text:p>253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37" calcext:value-type="float">
            <text:p>253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538" calcext:value-type="float">
            <text:p>253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539" calcext:value-type="float">
            <text:p>253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540" calcext:value-type="float">
            <text:p>254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541" calcext:value-type="float">
            <text:p>254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542" calcext:value-type="float">
            <text:p>254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543" calcext:value-type="float">
            <text:p>254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544" calcext:value-type="float">
            <text:p>254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545" calcext:value-type="float">
            <text:p>254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2547" calcext:value-type="float">
            <text:p>2547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548" calcext:value-type="float">
            <text:p>254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549" calcext:value-type="float">
            <text:p>254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550" calcext:value-type="float">
            <text:p>255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2551" calcext:value-type="float">
            <text:p>255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552" calcext:value-type="float">
            <text:p>255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555" calcext:value-type="float">
            <text:p>255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2556" calcext:value-type="float">
            <text:p>255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2557" calcext:value-type="float">
            <text:p>2557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58" calcext:value-type="float">
            <text:p>255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2559" calcext:value-type="float">
            <text:p>255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561" calcext:value-type="float">
            <text:p>256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562" calcext:value-type="float">
            <text:p>256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563" calcext:value-type="float">
            <text:p>256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564" calcext:value-type="float">
            <text:p>256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565" calcext:value-type="float">
            <text:p>256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566" calcext:value-type="float">
            <text:p>256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567" calcext:value-type="float">
            <text:p>256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568" calcext:value-type="float">
            <text:p>256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569" calcext:value-type="float">
            <text:p>256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570" calcext:value-type="float">
            <text:p>257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571" calcext:value-type="float">
            <text:p>257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572" calcext:value-type="float">
            <text:p>257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573" calcext:value-type="float">
            <text:p>257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574" calcext:value-type="float">
            <text:p>257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576" calcext:value-type="float">
            <text:p>257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577" calcext:value-type="float">
            <text:p>257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578" calcext:value-type="float">
            <text:p>257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79" calcext:value-type="float">
            <text:p>257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580" calcext:value-type="float">
            <text:p>258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581" calcext:value-type="float">
            <text:p>258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582" calcext:value-type="float">
            <text:p>258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583" calcext:value-type="float">
            <text:p>258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584" calcext:value-type="float">
            <text:p>258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585" calcext:value-type="float">
            <text:p>258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586" calcext:value-type="float">
            <text:p>258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587" calcext:value-type="float">
            <text:p>258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588" calcext:value-type="float">
            <text:p>258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589" calcext:value-type="float">
            <text:p>258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590" calcext:value-type="float">
            <text:p>259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591" calcext:value-type="float">
            <text:p>259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592" calcext:value-type="float">
            <text:p>259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593" calcext:value-type="float">
            <text:p>259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594" calcext:value-type="float">
            <text:p>259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2595" calcext:value-type="float">
            <text:p>259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597" calcext:value-type="float">
            <text:p>259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2598" calcext:value-type="float">
            <text:p>259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2599" calcext:value-type="float">
            <text:p>259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600" calcext:value-type="float">
            <text:p>260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2601" calcext:value-type="float">
            <text:p>260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602" calcext:value-type="float">
            <text:p>260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605" calcext:value-type="float">
            <text:p>260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606" calcext:value-type="float">
            <text:p>260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607" calcext:value-type="float">
            <text:p>260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608" calcext:value-type="float">
            <text:p>260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609" calcext:value-type="float">
            <text:p>260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610" calcext:value-type="float">
            <text:p>261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611" calcext:value-type="float">
            <text:p>261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612" calcext:value-type="float">
            <text:p>261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613" calcext:value-type="float">
            <text:p>261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614" calcext:value-type="float">
            <text:p>261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615" calcext:value-type="float">
            <text:p>261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616" calcext:value-type="float">
            <text:p>261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618" calcext:value-type="float">
            <text:p>261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619" calcext:value-type="float">
            <text:p>261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620" calcext:value-type="float">
            <text:p>262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621" calcext:value-type="float">
            <text:p>262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622" calcext:value-type="float">
            <text:p>262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623" calcext:value-type="float">
            <text:p>262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624" calcext:value-type="float">
            <text:p>262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626" calcext:value-type="float">
            <text:p>262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627" calcext:value-type="float">
            <text:p>262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628" calcext:value-type="float">
            <text:p>262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629" calcext:value-type="float">
            <text:p>262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2630" calcext:value-type="float">
            <text:p>263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2631" calcext:value-type="float">
            <text:p>263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2632" calcext:value-type="float">
            <text:p>263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2633" calcext:value-type="float">
            <text:p>263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2634" calcext:value-type="float">
            <text:p>263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2635" calcext:value-type="float">
            <text:p>263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2636" calcext:value-type="float">
            <text:p>263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637" calcext:value-type="float">
            <text:p>263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639" calcext:value-type="float">
            <text:p>263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640" calcext:value-type="float">
            <text:p>264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641" calcext:value-type="float">
            <text:p>264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642" calcext:value-type="float">
            <text:p>264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643" calcext:value-type="float">
            <text:p>264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644" calcext:value-type="float">
            <text:p>264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645" calcext:value-type="float">
            <text:p>264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646" calcext:value-type="float">
            <text:p>264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647" calcext:value-type="float">
            <text:p>264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648" calcext:value-type="float">
            <text:p>264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649" calcext:value-type="float">
            <text:p>264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650" calcext:value-type="float">
            <text:p>265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651" calcext:value-type="float">
            <text:p>265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652" calcext:value-type="float">
            <text:p>265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653" calcext:value-type="float">
            <text:p>265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654" calcext:value-type="float">
            <text:p>265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655" calcext:value-type="float">
            <text:p>265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2656" calcext:value-type="float">
            <text:p>265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2657" calcext:value-type="float">
            <text:p>265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658" calcext:value-type="float">
            <text:p>265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659" calcext:value-type="float">
            <text:p>265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661" calcext:value-type="float">
            <text:p>266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2662" calcext:value-type="float">
            <text:p>266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663" calcext:value-type="float">
            <text:p>266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2664" calcext:value-type="float">
            <text:p>266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2665" calcext:value-type="float">
            <text:p>266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666" calcext:value-type="float">
            <text:p>266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2667" calcext:value-type="float">
            <text:p>266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68" calcext:value-type="float">
            <text:p>266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669" calcext:value-type="float">
            <text:p>266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671" calcext:value-type="float">
            <text:p>267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672" calcext:value-type="float">
            <text:p>267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673" calcext:value-type="float">
            <text:p>267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674" calcext:value-type="float">
            <text:p>267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675" calcext:value-type="float">
            <text:p>26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676" calcext:value-type="float">
            <text:p>267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2677" calcext:value-type="float">
            <text:p>26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678" calcext:value-type="float">
            <text:p>267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2679" calcext:value-type="float">
            <text:p>267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2680" calcext:value-type="float">
            <text:p>268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2682" calcext:value-type="float">
            <text:p>268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683" calcext:value-type="float">
            <text:p>268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684" calcext:value-type="float">
            <text:p>26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685" calcext:value-type="float">
            <text:p>268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686" calcext:value-type="float">
            <text:p>268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687" calcext:value-type="float">
            <text:p>268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688" calcext:value-type="float">
            <text:p>268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2690" calcext:value-type="float">
            <text:p>269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2691" calcext:value-type="float">
            <text:p>269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2692" calcext:value-type="float">
            <text:p>269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2693" calcext:value-type="float">
            <text:p>269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2694" calcext:value-type="float">
            <text:p>269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2695" calcext:value-type="float">
            <text:p>269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2696" calcext:value-type="float">
            <text:p>269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2697" calcext:value-type="float">
            <text:p>269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2698" calcext:value-type="float">
            <text:p>269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2699" calcext:value-type="float">
            <text:p>2699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701" calcext:value-type="float">
            <text:p>270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703" calcext:value-type="float">
            <text:p>270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704" calcext:value-type="float">
            <text:p>270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705" calcext:value-type="float">
            <text:p>270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706" calcext:value-type="float">
            <text:p>270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07" calcext:value-type="float">
            <text:p>270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708" calcext:value-type="float">
            <text:p>270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2709" calcext:value-type="float">
            <text:p>270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711" calcext:value-type="float">
            <text:p>271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2712" calcext:value-type="float">
            <text:p>271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2713" calcext:value-type="float">
            <text:p>271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2714" calcext:value-type="float">
            <text:p>271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2715" calcext:value-type="float">
            <text:p>271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2716" calcext:value-type="float">
            <text:p>271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2718" calcext:value-type="float">
            <text:p>271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2719" calcext:value-type="float">
            <text:p>271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2720" calcext:value-type="float">
            <text:p>272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721" calcext:value-type="float">
            <text:p>272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722" calcext:value-type="float">
            <text:p>272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724" calcext:value-type="float">
            <text:p>272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725" calcext:value-type="float">
            <text:p>272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726" calcext:value-type="float">
            <text:p>272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727" calcext:value-type="float">
            <text:p>272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728" calcext:value-type="float">
            <text:p>272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29" calcext:value-type="float">
            <text:p>272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732" calcext:value-type="float">
            <text:p>273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733" calcext:value-type="float">
            <text:p>273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734" calcext:value-type="float">
            <text:p>273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736" calcext:value-type="float">
            <text:p>273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737" calcext:value-type="float">
            <text:p>273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738" calcext:value-type="float">
            <text:p>273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740" calcext:value-type="float">
            <text:p>274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741" calcext:value-type="float">
            <text:p>274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742" calcext:value-type="float">
            <text:p>274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743" calcext:value-type="float">
            <text:p>274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745" calcext:value-type="float">
            <text:p>274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746" calcext:value-type="float">
            <text:p>274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747" calcext:value-type="float">
            <text:p>274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748" calcext:value-type="float">
            <text:p>274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749" calcext:value-type="float">
            <text:p>274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750" calcext:value-type="float">
            <text:p>275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2751" calcext:value-type="float">
            <text:p>275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753" calcext:value-type="float">
            <text:p>275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754" calcext:value-type="float">
            <text:p>275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755" calcext:value-type="float">
            <text:p>275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756" calcext:value-type="float">
            <text:p>275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2757" calcext:value-type="float">
            <text:p>275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758" calcext:value-type="float">
            <text:p>275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759" calcext:value-type="float">
            <text:p>275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761" calcext:value-type="float">
            <text:p>276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762" calcext:value-type="float">
            <text:p>276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763" calcext:value-type="float">
            <text:p>276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764" calcext:value-type="float">
            <text:p>276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766" calcext:value-type="float">
            <text:p>276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767" calcext:value-type="float">
            <text:p>276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768" calcext:value-type="float">
            <text:p>276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769" calcext:value-type="float">
            <text:p>276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771" calcext:value-type="float">
            <text:p>277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772" calcext:value-type="float">
            <text:p>277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773" calcext:value-type="float">
            <text:p>277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774" calcext:value-type="float">
            <text:p>277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2775" calcext:value-type="float">
            <text:p>277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2776" calcext:value-type="float">
            <text:p>277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2777" calcext:value-type="float">
            <text:p>277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2778" calcext:value-type="float">
            <text:p>277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779" calcext:value-type="float">
            <text:p>277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780" calcext:value-type="float">
            <text:p>278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781" calcext:value-type="float">
            <text:p>278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782" calcext:value-type="float">
            <text:p>278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783" calcext:value-type="float">
            <text:p>278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784" calcext:value-type="float">
            <text:p>278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785" calcext:value-type="float">
            <text:p>278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2787" calcext:value-type="float">
            <text:p>278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2788" calcext:value-type="float">
            <text:p>278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789" calcext:value-type="float">
            <text:p>278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790" calcext:value-type="float">
            <text:p>279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91" calcext:value-type="float">
            <text:p>279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792" calcext:value-type="float">
            <text:p>279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793" calcext:value-type="float">
            <text:p>279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794" calcext:value-type="float">
            <text:p>279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795" calcext:value-type="float">
            <text:p>279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796" calcext:value-type="float">
            <text:p>279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797" calcext:value-type="float">
            <text:p>279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2798" calcext:value-type="float">
            <text:p>279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800" calcext:value-type="float">
            <text:p>28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801" calcext:value-type="float">
            <text:p>280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802" calcext:value-type="float">
            <text:p>280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803" calcext:value-type="float">
            <text:p>280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804" calcext:value-type="float">
            <text:p>280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805" calcext:value-type="float">
            <text:p>280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806" calcext:value-type="float">
            <text:p>280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808" calcext:value-type="float">
            <text:p>280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809" calcext:value-type="float">
            <text:p>280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810" calcext:value-type="float">
            <text:p>281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811" calcext:value-type="float">
            <text:p>281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812" calcext:value-type="float">
            <text:p>281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813" calcext:value-type="float">
            <text:p>281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814" calcext:value-type="float">
            <text:p>281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815" calcext:value-type="float">
            <text:p>281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816" calcext:value-type="float">
            <text:p>281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817" calcext:value-type="float">
            <text:p>281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818" calcext:value-type="float">
            <text:p>281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819" calcext:value-type="float">
            <text:p>281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820" calcext:value-type="float">
            <text:p>282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821" calcext:value-type="float">
            <text:p>282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822" calcext:value-type="float">
            <text:p>282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823" calcext:value-type="float">
            <text:p>282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824" calcext:value-type="float">
            <text:p>282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825" calcext:value-type="float">
            <text:p>282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827" calcext:value-type="float">
            <text:p>282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829" calcext:value-type="float">
            <text:p>282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830" calcext:value-type="float">
            <text:p>283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831" calcext:value-type="float">
            <text:p>283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832" calcext:value-type="float">
            <text:p>283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833" calcext:value-type="float">
            <text:p>283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834" calcext:value-type="float">
            <text:p>283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835" calcext:value-type="float">
            <text:p>283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836" calcext:value-type="float">
            <text:p>283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837" calcext:value-type="float">
            <text:p>283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838" calcext:value-type="float">
            <text:p>283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841" calcext:value-type="float">
            <text:p>284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843" calcext:value-type="float">
            <text:p>284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844" calcext:value-type="float">
            <text:p>284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845" calcext:value-type="float">
            <text:p>284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846" calcext:value-type="float">
            <text:p>284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847" calcext:value-type="float">
            <text:p>284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848" calcext:value-type="float">
            <text:p>284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849" calcext:value-type="float">
            <text:p>284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851" calcext:value-type="float">
            <text:p>285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852" calcext:value-type="float">
            <text:p>285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853" calcext:value-type="float">
            <text:p>285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854" calcext:value-type="float">
            <text:p>285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855" calcext:value-type="float">
            <text:p>285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856" calcext:value-type="float">
            <text:p>285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857" calcext:value-type="float">
            <text:p>285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858" calcext:value-type="float">
            <text:p>285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859" calcext:value-type="float">
            <text:p>285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860" calcext:value-type="float">
            <text:p>286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861" calcext:value-type="float">
            <text:p>286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862" calcext:value-type="float">
            <text:p>286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863" calcext:value-type="float">
            <text:p>286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864" calcext:value-type="float">
            <text:p>286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865" calcext:value-type="float">
            <text:p>286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866" calcext:value-type="float">
            <text:p>286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870" calcext:value-type="float">
            <text:p>287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873" calcext:value-type="float">
            <text:p>287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874" calcext:value-type="float">
            <text:p>287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875" calcext:value-type="float">
            <text:p>287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876" calcext:value-type="float">
            <text:p>28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877" calcext:value-type="float">
            <text:p>287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878" calcext:value-type="float">
            <text:p>287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879" calcext:value-type="float">
            <text:p>287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883" calcext:value-type="float">
            <text:p>288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886" calcext:value-type="float">
            <text:p>288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888" calcext:value-type="float">
            <text:p>288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889" calcext:value-type="float">
            <text:p>288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891" calcext:value-type="float">
            <text:p>289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893" calcext:value-type="float">
            <text:p>289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894" calcext:value-type="float">
            <text:p>289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896" calcext:value-type="float">
            <text:p>289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897" calcext:value-type="float">
            <text:p>289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898" calcext:value-type="float">
            <text:p>289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899" calcext:value-type="float">
            <text:p>289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902" calcext:value-type="float">
            <text:p>290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903" calcext:value-type="float">
            <text:p>290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2904" calcext:value-type="float">
            <text:p>290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2905" calcext:value-type="float">
            <text:p>290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2906" calcext:value-type="float">
            <text:p>290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2907" calcext:value-type="float">
            <text:p>290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908" calcext:value-type="float">
            <text:p>290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909" calcext:value-type="float">
            <text:p>290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910" calcext:value-type="float">
            <text:p>291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911" calcext:value-type="float">
            <text:p>291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912" calcext:value-type="float">
            <text:p>291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914" calcext:value-type="float">
            <text:p>291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915" calcext:value-type="float">
            <text:p>291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916" calcext:value-type="float">
            <text:p>291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917" calcext:value-type="float">
            <text:p>291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918" calcext:value-type="float">
            <text:p>291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919" calcext:value-type="float">
            <text:p>291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921" calcext:value-type="float">
            <text:p>292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922" calcext:value-type="float">
            <text:p>292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923" calcext:value-type="float">
            <text:p>292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924" calcext:value-type="float">
            <text:p>292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925" calcext:value-type="float">
            <text:p>292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926" calcext:value-type="float">
            <text:p>292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927" calcext:value-type="float">
            <text:p>292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928" calcext:value-type="float">
            <text:p>292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929" calcext:value-type="float">
            <text:p>292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930" calcext:value-type="float">
            <text:p>293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931" calcext:value-type="float">
            <text:p>293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932" calcext:value-type="float">
            <text:p>293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935" calcext:value-type="float">
            <text:p>293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936" calcext:value-type="float">
            <text:p>293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937" calcext:value-type="float">
            <text:p>293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938" calcext:value-type="float">
            <text:p>293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939" calcext:value-type="float">
            <text:p>293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940" calcext:value-type="float">
            <text:p>294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2941" calcext:value-type="float">
            <text:p>294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2942" calcext:value-type="float">
            <text:p>294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2943" calcext:value-type="float">
            <text:p>294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2944" calcext:value-type="float">
            <text:p>294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2945" calcext:value-type="float">
            <text:p>294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2946" calcext:value-type="float">
            <text:p>294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2947" calcext:value-type="float">
            <text:p>294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2948" calcext:value-type="float">
            <text:p>294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2949" calcext:value-type="float">
            <text:p>294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2950" calcext:value-type="float">
            <text:p>295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2951" calcext:value-type="float">
            <text:p>295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2953" calcext:value-type="float">
            <text:p>295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2954" calcext:value-type="float">
            <text:p>295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2961" calcext:value-type="float">
            <text:p>296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962" calcext:value-type="float">
            <text:p>296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2967" calcext:value-type="float">
            <text:p>296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2968" calcext:value-type="float">
            <text:p>296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2969" calcext:value-type="float">
            <text:p>296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971" calcext:value-type="float">
            <text:p>297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972" calcext:value-type="float">
            <text:p>297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973" calcext:value-type="float">
            <text:p>297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974" calcext:value-type="float">
            <text:p>297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975" calcext:value-type="float">
            <text:p>297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977" calcext:value-type="float">
            <text:p>297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978" calcext:value-type="float">
            <text:p>297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979" calcext:value-type="float">
            <text:p>297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980" calcext:value-type="float">
            <text:p>298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984" calcext:value-type="float">
            <text:p>298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2985" calcext:value-type="float">
            <text:p>298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988" calcext:value-type="float">
            <text:p>298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2989" calcext:value-type="float">
            <text:p>298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990" calcext:value-type="float">
            <text:p>299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991" calcext:value-type="float">
            <text:p>299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992" calcext:value-type="float">
            <text:p>299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993" calcext:value-type="float">
            <text:p>299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994" calcext:value-type="float">
            <text:p>299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995" calcext:value-type="float">
            <text:p>299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996" calcext:value-type="float">
            <text:p>299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998" calcext:value-type="float">
            <text:p>299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999" calcext:value-type="float">
            <text:p>299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001" calcext:value-type="float">
            <text:p>300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002" calcext:value-type="float">
            <text:p>300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003" calcext:value-type="float">
            <text:p>300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4" calcext:value-type="float">
            <text:p>300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006" calcext:value-type="float">
            <text:p>300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007" calcext:value-type="float">
            <text:p>300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008" calcext:value-type="float">
            <text:p>300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011" calcext:value-type="float">
            <text:p>301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012" calcext:value-type="float">
            <text:p>301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013" calcext:value-type="float">
            <text:p>301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014" calcext:value-type="float">
            <text:p>301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015" calcext:value-type="float">
            <text:p>301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016" calcext:value-type="float">
            <text:p>301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017" calcext:value-type="float">
            <text:p>301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020" calcext:value-type="float">
            <text:p>302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021" calcext:value-type="float">
            <text:p>302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022" calcext:value-type="float">
            <text:p>302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023" calcext:value-type="float">
            <text:p>302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024" calcext:value-type="float">
            <text:p>302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025" calcext:value-type="float">
            <text:p>302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026" calcext:value-type="float">
            <text:p>302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027" calcext:value-type="float">
            <text:p>302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029" calcext:value-type="float">
            <text:p>302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3030" calcext:value-type="float">
            <text:p>303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031" calcext:value-type="float">
            <text:p>303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032" calcext:value-type="float">
            <text:p>303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033" calcext:value-type="float">
            <text:p>303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034" calcext:value-type="float">
            <text:p>303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035" calcext:value-type="float">
            <text:p>303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036" calcext:value-type="float">
            <text:p>303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037" calcext:value-type="float">
            <text:p>303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041" calcext:value-type="float">
            <text:p>304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042" calcext:value-type="float">
            <text:p>304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043" calcext:value-type="float">
            <text:p>304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3044" calcext:value-type="float">
            <text:p>304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045" calcext:value-type="float">
            <text:p>304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3046" calcext:value-type="float">
            <text:p>304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048" calcext:value-type="float">
            <text:p>304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050" calcext:value-type="float">
            <text:p>305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051" calcext:value-type="float">
            <text:p>305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052" calcext:value-type="float">
            <text:p>305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053" calcext:value-type="float">
            <text:p>305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054" calcext:value-type="float">
            <text:p>305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055" calcext:value-type="float">
            <text:p>305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056" calcext:value-type="float">
            <text:p>305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057" calcext:value-type="float">
            <text:p>305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058" calcext:value-type="float">
            <text:p>305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059" calcext:value-type="float">
            <text:p>305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060" calcext:value-type="float">
            <text:p>306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062" calcext:value-type="float">
            <text:p>306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064" calcext:value-type="float">
            <text:p>306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065" calcext:value-type="float">
            <text:p>306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066" calcext:value-type="float">
            <text:p>306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3067" calcext:value-type="float">
            <text:p>306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068" calcext:value-type="float">
            <text:p>306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069" calcext:value-type="float">
            <text:p>306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070" calcext:value-type="float">
            <text:p>307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071" calcext:value-type="float">
            <text:p>307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072" calcext:value-type="float">
            <text:p>307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073" calcext:value-type="float">
            <text:p>307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074" calcext:value-type="float">
            <text:p>307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075" calcext:value-type="float">
            <text:p>307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076" calcext:value-type="float">
            <text:p>307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077" calcext:value-type="float">
            <text:p>307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078" calcext:value-type="float">
            <text:p>307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079" calcext:value-type="float">
            <text:p>307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080" calcext:value-type="float">
            <text:p>308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081" calcext:value-type="float">
            <text:p>308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083" calcext:value-type="float">
            <text:p>308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084" calcext:value-type="float">
            <text:p>308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085" calcext:value-type="float">
            <text:p>308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086" calcext:value-type="float">
            <text:p>308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087" calcext:value-type="float">
            <text:p>308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088" calcext:value-type="float">
            <text:p>308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090" calcext:value-type="float">
            <text:p>309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091" calcext:value-type="float">
            <text:p>309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092" calcext:value-type="float">
            <text:p>309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93" calcext:value-type="float">
            <text:p>309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094" calcext:value-type="float">
            <text:p>309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095" calcext:value-type="float">
            <text:p>309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096" calcext:value-type="float">
            <text:p>309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7" calcext:value-type="float">
            <text:p>309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098" calcext:value-type="float">
            <text:p>309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100" calcext:value-type="float">
            <text:p>310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101" calcext:value-type="float">
            <text:p>310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102" calcext:value-type="float">
            <text:p>310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104" calcext:value-type="float">
            <text:p>310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105" calcext:value-type="float">
            <text:p>310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106" calcext:value-type="float">
            <text:p>310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107" calcext:value-type="float">
            <text:p>310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108" calcext:value-type="float">
            <text:p>310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109" calcext:value-type="float">
            <text:p>310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110" calcext:value-type="float">
            <text:p>311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111" calcext:value-type="float">
            <text:p>311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112" calcext:value-type="float">
            <text:p>311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113" calcext:value-type="float">
            <text:p>311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114" calcext:value-type="float">
            <text:p>311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115" calcext:value-type="float">
            <text:p>311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116" calcext:value-type="float">
            <text:p>311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117" calcext:value-type="float">
            <text:p>311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118" calcext:value-type="float">
            <text:p>311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119" calcext:value-type="float">
            <text:p>311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120" calcext:value-type="float">
            <text:p>312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121" calcext:value-type="float">
            <text:p>312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122" calcext:value-type="float">
            <text:p>312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123" calcext:value-type="float">
            <text:p>312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125" calcext:value-type="float">
            <text:p>312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126" calcext:value-type="float">
            <text:p>312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127" calcext:value-type="float">
            <text:p>312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128" calcext:value-type="float">
            <text:p>312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131" calcext:value-type="float">
            <text:p>313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132" calcext:value-type="float">
            <text:p>313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133" calcext:value-type="float">
            <text:p>313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134" calcext:value-type="float">
            <text:p>313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135" calcext:value-type="float">
            <text:p>313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136" calcext:value-type="float">
            <text:p>313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137" calcext:value-type="float">
            <text:p>313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138" calcext:value-type="float">
            <text:p>313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139" calcext:value-type="float">
            <text:p>313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140" calcext:value-type="float">
            <text:p>314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141" calcext:value-type="float">
            <text:p>314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142" calcext:value-type="float">
            <text:p>314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143" calcext:value-type="float">
            <text:p>314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144" calcext:value-type="float">
            <text:p>314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146" calcext:value-type="float">
            <text:p>314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147" calcext:value-type="float">
            <text:p>314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148" calcext:value-type="float">
            <text:p>314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149" calcext:value-type="float">
            <text:p>314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3150" calcext:value-type="float">
            <text:p>315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151" calcext:value-type="float">
            <text:p>315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152" calcext:value-type="float">
            <text:p>315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153" calcext:value-type="float">
            <text:p>315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154" calcext:value-type="float">
            <text:p>315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155" calcext:value-type="float">
            <text:p>315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156" calcext:value-type="float">
            <text:p>315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157" calcext:value-type="float">
            <text:p>315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158" calcext:value-type="float">
            <text:p>315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159" calcext:value-type="float">
            <text:p>315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160" calcext:value-type="float">
            <text:p>316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161" calcext:value-type="float">
            <text:p>316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162" calcext:value-type="float">
            <text:p>316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163" calcext:value-type="float">
            <text:p>316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164" calcext:value-type="float">
            <text:p>316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165" calcext:value-type="float">
            <text:p>316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167" calcext:value-type="float">
            <text:p>316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169" calcext:value-type="float">
            <text:p>316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3170" calcext:value-type="float">
            <text:p>317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171" calcext:value-type="float">
            <text:p>317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172" calcext:value-type="float">
            <text:p>317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173" calcext:value-type="float">
            <text:p>317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174" calcext:value-type="float">
            <text:p>317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175" calcext:value-type="float">
            <text:p>317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176" calcext:value-type="float">
            <text:p>317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178" calcext:value-type="float">
            <text:p>317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179" calcext:value-type="float">
            <text:p>317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180" calcext:value-type="float">
            <text:p>318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181" calcext:value-type="float">
            <text:p>318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182" calcext:value-type="float">
            <text:p>318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183" calcext:value-type="float">
            <text:p>318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184" calcext:value-type="float">
            <text:p>318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185" calcext:value-type="float">
            <text:p>318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186" calcext:value-type="float">
            <text:p>318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188" calcext:value-type="float">
            <text:p>318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189" calcext:value-type="float">
            <text:p>318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190" calcext:value-type="float">
            <text:p>319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191" calcext:value-type="float">
            <text:p>319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192" calcext:value-type="float">
            <text:p>319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3193" calcext:value-type="float">
            <text:p>319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194" calcext:value-type="float">
            <text:p>319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3195" calcext:value-type="float">
            <text:p>319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3196" calcext:value-type="float">
            <text:p>319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197" calcext:value-type="float">
            <text:p>319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3198" calcext:value-type="float">
            <text:p>319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3199" calcext:value-type="float">
            <text:p>319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3201" calcext:value-type="float">
            <text:p>320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202" calcext:value-type="float">
            <text:p>320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203" calcext:value-type="float">
            <text:p>320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3204" calcext:value-type="float">
            <text:p>320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3205" calcext:value-type="float">
            <text:p>320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206" calcext:value-type="float">
            <text:p>320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3207" calcext:value-type="float">
            <text:p>320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3209" calcext:value-type="float">
            <text:p>320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210" calcext:value-type="float">
            <text:p>321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211" calcext:value-type="float">
            <text:p>321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212" calcext:value-type="float">
            <text:p>321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213" calcext:value-type="float">
            <text:p>321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3214" calcext:value-type="float">
            <text:p>321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3215" calcext:value-type="float">
            <text:p>321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3216" calcext:value-type="float">
            <text:p>3216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3217" calcext:value-type="float">
            <text:p>321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3218" calcext:value-type="float">
            <text:p>321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3221" calcext:value-type="float">
            <text:p>322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3222" calcext:value-type="float">
            <text:p>322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3223" calcext:value-type="float">
            <text:p>322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3224" calcext:value-type="float">
            <text:p>322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3225" calcext:value-type="float">
            <text:p>322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226" calcext:value-type="float">
            <text:p>3226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227" calcext:value-type="float">
            <text:p>322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3228" calcext:value-type="float">
            <text:p>322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230" calcext:value-type="float">
            <text:p>323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231" calcext:value-type="float">
            <text:p>323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232" calcext:value-type="float">
            <text:p>323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233" calcext:value-type="float">
            <text:p>323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234" calcext:value-type="float">
            <text:p>323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235" calcext:value-type="float">
            <text:p>323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3236" calcext:value-type="float">
            <text:p>323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3237" calcext:value-type="float">
            <text:p>323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3238" calcext:value-type="float">
            <text:p>323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239" calcext:value-type="float">
            <text:p>323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3240" calcext:value-type="float">
            <text:p>324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241" calcext:value-type="float">
            <text:p>324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3242" calcext:value-type="float">
            <text:p>324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3243" calcext:value-type="float">
            <text:p>324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244" calcext:value-type="float">
            <text:p>324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245" calcext:value-type="float">
            <text:p>324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3246" calcext:value-type="float">
            <text:p>324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3247" calcext:value-type="float">
            <text:p>324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248" calcext:value-type="float">
            <text:p>324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3249" calcext:value-type="float">
            <text:p>324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250" calcext:value-type="float">
            <text:p>325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252" calcext:value-type="float">
            <text:p>325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253" calcext:value-type="float">
            <text:p>325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254" calcext:value-type="float">
            <text:p>325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255" calcext:value-type="float">
            <text:p>325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256" calcext:value-type="float">
            <text:p>325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257" calcext:value-type="float">
            <text:p>325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258" calcext:value-type="float">
            <text:p>325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260" calcext:value-type="float">
            <text:p>326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3261" calcext:value-type="float">
            <text:p>326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262" calcext:value-type="float">
            <text:p>326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263" calcext:value-type="float">
            <text:p>326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264" calcext:value-type="float">
            <text:p>326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265" calcext:value-type="float">
            <text:p>326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266" calcext:value-type="float">
            <text:p>326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268" calcext:value-type="float">
            <text:p>326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269" calcext:value-type="float">
            <text:p>326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270" calcext:value-type="float">
            <text:p>327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271" calcext:value-type="float">
            <text:p>327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273" calcext:value-type="float">
            <text:p>327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274" calcext:value-type="float">
            <text:p>327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3275" calcext:value-type="float">
            <text:p>327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276" calcext:value-type="float">
            <text:p>327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277" calcext:value-type="float">
            <text:p>327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278" calcext:value-type="float">
            <text:p>327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279" calcext:value-type="float">
            <text:p>3279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280" calcext:value-type="float">
            <text:p>328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281" calcext:value-type="float">
            <text:p>328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282" calcext:value-type="float">
            <text:p>328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283" calcext:value-type="float">
            <text:p>328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284" calcext:value-type="float">
            <text:p>328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285" calcext:value-type="float">
            <text:p>328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286" calcext:value-type="float">
            <text:p>328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287" calcext:value-type="float">
            <text:p>328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288" calcext:value-type="float">
            <text:p>328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289" calcext:value-type="float">
            <text:p>3289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290" calcext:value-type="float">
            <text:p>329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291" calcext:value-type="float">
            <text:p>329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292" calcext:value-type="float">
            <text:p>329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294" calcext:value-type="float">
            <text:p>329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295" calcext:value-type="float">
            <text:p>329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296" calcext:value-type="float">
            <text:p>329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297" calcext:value-type="float">
            <text:p>329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3298" calcext:value-type="float">
            <text:p>329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3299" calcext:value-type="float">
            <text:p>329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3301" calcext:value-type="float">
            <text:p>330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302" calcext:value-type="float">
            <text:p>330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3303" calcext:value-type="float">
            <text:p>330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3304" calcext:value-type="float">
            <text:p>330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3305" calcext:value-type="float">
            <text:p>330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3306" calcext:value-type="float">
            <text:p>330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307" calcext:value-type="float">
            <text:p>330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308" calcext:value-type="float">
            <text:p>330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3309" calcext:value-type="float">
            <text:p>330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3310" calcext:value-type="float">
            <text:p>331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311" calcext:value-type="float">
            <text:p>331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312" calcext:value-type="float">
            <text:p>331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313" calcext:value-type="float">
            <text:p>331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315" calcext:value-type="float">
            <text:p>331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316" calcext:value-type="float">
            <text:p>331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317" calcext:value-type="float">
            <text:p>331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318" calcext:value-type="float">
            <text:p>331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3319" calcext:value-type="float">
            <text:p>331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3321" calcext:value-type="float">
            <text:p>332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3322" calcext:value-type="float">
            <text:p>332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323" calcext:value-type="float">
            <text:p>332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3324" calcext:value-type="float">
            <text:p>332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3325" calcext:value-type="float">
            <text:p>332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3326" calcext:value-type="float">
            <text:p>332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3327" calcext:value-type="float">
            <text:p>332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328" calcext:value-type="float">
            <text:p>332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3330" calcext:value-type="float">
            <text:p>333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331" calcext:value-type="float">
            <text:p>333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332" calcext:value-type="float">
            <text:p>333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333" calcext:value-type="float">
            <text:p>333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334" calcext:value-type="float">
            <text:p>333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336" calcext:value-type="float">
            <text:p>333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337" calcext:value-type="float">
            <text:p>333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338" calcext:value-type="float">
            <text:p>333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339" calcext:value-type="float">
            <text:p>333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340" calcext:value-type="float">
            <text:p>334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341" calcext:value-type="float">
            <text:p>334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342" calcext:value-type="float">
            <text:p>334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343" calcext:value-type="float">
            <text:p>334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344" calcext:value-type="float">
            <text:p>334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345" calcext:value-type="float">
            <text:p>334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346" calcext:value-type="float">
            <text:p>334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347" calcext:value-type="float">
            <text:p>334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348" calcext:value-type="float">
            <text:p>334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349" calcext:value-type="float">
            <text:p>334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350" calcext:value-type="float">
            <text:p>335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351" calcext:value-type="float">
            <text:p>335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352" calcext:value-type="float">
            <text:p>335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353" calcext:value-type="float">
            <text:p>335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354" calcext:value-type="float">
            <text:p>335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355" calcext:value-type="float">
            <text:p>335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357" calcext:value-type="float">
            <text:p>335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358" calcext:value-type="float">
            <text:p>335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359" calcext:value-type="float">
            <text:p>335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360" calcext:value-type="float">
            <text:p>336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362" calcext:value-type="float">
            <text:p>336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363" calcext:value-type="float">
            <text:p>336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364" calcext:value-type="float">
            <text:p>336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365" calcext:value-type="float">
            <text:p>336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366" calcext:value-type="float">
            <text:p>336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367" calcext:value-type="float">
            <text:p>3367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368" calcext:value-type="float">
            <text:p>336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369" calcext:value-type="float">
            <text:p>3369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370" calcext:value-type="float">
            <text:p>337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371" calcext:value-type="float">
            <text:p>337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372" calcext:value-type="float">
            <text:p>337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373" calcext:value-type="float">
            <text:p>337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374" calcext:value-type="float">
            <text:p>337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375" calcext:value-type="float">
            <text:p>337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376" calcext:value-type="float">
            <text:p>337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378" calcext:value-type="float">
            <text:p>337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379" calcext:value-type="float">
            <text:p>3379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380" calcext:value-type="float">
            <text:p>338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381" calcext:value-type="float">
            <text:p>338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382" calcext:value-type="float">
            <text:p>338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383" calcext:value-type="float">
            <text:p>338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384" calcext:value-type="float">
            <text:p>3384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385" calcext:value-type="float">
            <text:p>338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386" calcext:value-type="float">
            <text:p>3386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387" calcext:value-type="float">
            <text:p>338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389" calcext:value-type="float">
            <text:p>338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390" calcext:value-type="float">
            <text:p>339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391" calcext:value-type="float">
            <text:p>339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392" calcext:value-type="float">
            <text:p>339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394" calcext:value-type="float">
            <text:p>3394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395" calcext:value-type="float">
            <text:p>339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396" calcext:value-type="float">
            <text:p>3396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397" calcext:value-type="float">
            <text:p>339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400" calcext:value-type="float">
            <text:p>340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401" calcext:value-type="float">
            <text:p>340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402" calcext:value-type="float">
            <text:p>340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03" calcext:value-type="float">
            <text:p>340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404" calcext:value-type="float">
            <text:p>340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405" calcext:value-type="float">
            <text:p>340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06" calcext:value-type="float">
            <text:p>340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407" calcext:value-type="float">
            <text:p>340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408" calcext:value-type="float">
            <text:p>3408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409" calcext:value-type="float">
            <text:p>340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10" calcext:value-type="float">
            <text:p>341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411" calcext:value-type="float">
            <text:p>341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12" calcext:value-type="float">
            <text:p>341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413" calcext:value-type="float">
            <text:p>341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14" calcext:value-type="float">
            <text:p>341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415" calcext:value-type="float">
            <text:p>341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416" calcext:value-type="float">
            <text:p>341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417" calcext:value-type="float">
            <text:p>341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418" calcext:value-type="float">
            <text:p>3418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420" calcext:value-type="float">
            <text:p>342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422" calcext:value-type="float">
            <text:p>342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423" calcext:value-type="float">
            <text:p>342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425" calcext:value-type="float">
            <text:p>342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426" calcext:value-type="float">
            <text:p>342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427" calcext:value-type="float">
            <text:p>342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428" calcext:value-type="float">
            <text:p>342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429" calcext:value-type="float">
            <text:p>342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430" calcext:value-type="float">
            <text:p>343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431" calcext:value-type="float">
            <text:p>343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432" calcext:value-type="float">
            <text:p>343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433" calcext:value-type="float">
            <text:p>343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434" calcext:value-type="float">
            <text:p>343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435" calcext:value-type="float">
            <text:p>343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436" calcext:value-type="float">
            <text:p>343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437" calcext:value-type="float">
            <text:p>343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438" calcext:value-type="float">
            <text:p>343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439" calcext:value-type="float">
            <text:p>343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441" calcext:value-type="float">
            <text:p>344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442" calcext:value-type="float">
            <text:p>344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443" calcext:value-type="float">
            <text:p>344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444" calcext:value-type="float">
            <text:p>344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445" calcext:value-type="float">
            <text:p>344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446" calcext:value-type="float">
            <text:p>344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447" calcext:value-type="float">
            <text:p>344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448" calcext:value-type="float">
            <text:p>344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449" calcext:value-type="float">
            <text:p>344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450" calcext:value-type="float">
            <text:p>345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451" calcext:value-type="float">
            <text:p>345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452" calcext:value-type="float">
            <text:p>345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453" calcext:value-type="float">
            <text:p>345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454" calcext:value-type="float">
            <text:p>345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455" calcext:value-type="float">
            <text:p>345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456" calcext:value-type="float">
            <text:p>345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457" calcext:value-type="float">
            <text:p>345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458" calcext:value-type="float">
            <text:p>345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459" calcext:value-type="float">
            <text:p>345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460" calcext:value-type="float">
            <text:p>346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461" calcext:value-type="float">
            <text:p>346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463" calcext:value-type="float">
            <text:p>346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3464" calcext:value-type="float">
            <text:p>346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465" calcext:value-type="float">
            <text:p>346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466" calcext:value-type="float">
            <text:p>346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467" calcext:value-type="float">
            <text:p>346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468" calcext:value-type="float">
            <text:p>3468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469" calcext:value-type="float">
            <text:p>3469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470" calcext:value-type="float">
            <text:p>347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3471" calcext:value-type="float">
            <text:p>347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472" calcext:value-type="float">
            <text:p>3472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473" calcext:value-type="float">
            <text:p>3473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474" calcext:value-type="float">
            <text:p>347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475" calcext:value-type="float">
            <text:p>347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476" calcext:value-type="float">
            <text:p>347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477" calcext:value-type="float">
            <text:p>347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478" calcext:value-type="float">
            <text:p>3478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479" calcext:value-type="float">
            <text:p>3479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480" calcext:value-type="float">
            <text:p>348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481" calcext:value-type="float">
            <text:p>348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482" calcext:value-type="float">
            <text:p>3482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484" calcext:value-type="float">
            <text:p>348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3485" calcext:value-type="float">
            <text:p>348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486" calcext:value-type="float">
            <text:p>348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487" calcext:value-type="float">
            <text:p>348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488" calcext:value-type="float">
            <text:p>348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489" calcext:value-type="float">
            <text:p>348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490" calcext:value-type="float">
            <text:p>349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491" calcext:value-type="float">
            <text:p>349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3492" calcext:value-type="float">
            <text:p>349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493" calcext:value-type="float">
            <text:p>349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494" calcext:value-type="float">
            <text:p>349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495" calcext:value-type="float">
            <text:p>349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496" calcext:value-type="float">
            <text:p>349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497" calcext:value-type="float">
            <text:p>349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498" calcext:value-type="float">
            <text:p>349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499" calcext:value-type="float">
            <text:p>349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501" calcext:value-type="float">
            <text:p>350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502" calcext:value-type="float">
            <text:p>350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503" calcext:value-type="float">
            <text:p>350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505" calcext:value-type="float">
            <text:p>350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3506" calcext:value-type="float">
            <text:p>350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507" calcext:value-type="float">
            <text:p>350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508" calcext:value-type="float">
            <text:p>350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509" calcext:value-type="float">
            <text:p>350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510" calcext:value-type="float">
            <text:p>351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511" calcext:value-type="float">
            <text:p>351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512" calcext:value-type="float">
            <text:p>351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513" calcext:value-type="float">
            <text:p>351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514" calcext:value-type="float">
            <text:p>351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515" calcext:value-type="float">
            <text:p>351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516" calcext:value-type="float">
            <text:p>351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517" calcext:value-type="float">
            <text:p>351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518" calcext:value-type="float">
            <text:p>351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519" calcext:value-type="float">
            <text:p>351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520" calcext:value-type="float">
            <text:p>352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521" calcext:value-type="float">
            <text:p>352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522" calcext:value-type="float">
            <text:p>352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524" calcext:value-type="float">
            <text:p>352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526" calcext:value-type="float">
            <text:p>352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527" calcext:value-type="float">
            <text:p>352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528" calcext:value-type="float">
            <text:p>352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529" calcext:value-type="float">
            <text:p>3529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530" calcext:value-type="float">
            <text:p>353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531" calcext:value-type="float">
            <text:p>353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532" calcext:value-type="float">
            <text:p>353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533" calcext:value-type="float">
            <text:p>353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534" calcext:value-type="float">
            <text:p>353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537" calcext:value-type="float">
            <text:p>353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538" calcext:value-type="float">
            <text:p>353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539" calcext:value-type="float">
            <text:p>3539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540" calcext:value-type="float">
            <text:p>354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541" calcext:value-type="float">
            <text:p>354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543" calcext:value-type="float">
            <text:p>354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544" calcext:value-type="float">
            <text:p>354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545" calcext:value-type="float">
            <text:p>354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547" calcext:value-type="float">
            <text:p>354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548" calcext:value-type="float">
            <text:p>354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549" calcext:value-type="float">
            <text:p>354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3550" calcext:value-type="float">
            <text:p>355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551" calcext:value-type="float">
            <text:p>355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552" calcext:value-type="float">
            <text:p>355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553" calcext:value-type="float">
            <text:p>355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554" calcext:value-type="float">
            <text:p>355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555" calcext:value-type="float">
            <text:p>355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556" calcext:value-type="float">
            <text:p>355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557" calcext:value-type="float">
            <text:p>355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558" calcext:value-type="float">
            <text:p>355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559" calcext:value-type="float">
            <text:p>355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561" calcext:value-type="float">
            <text:p>356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562" calcext:value-type="float">
            <text:p>356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563" calcext:value-type="float">
            <text:p>356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564" calcext:value-type="float">
            <text:p>356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565" calcext:value-type="float">
            <text:p>356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566" calcext:value-type="float">
            <text:p>356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568" calcext:value-type="float">
            <text:p>356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569" calcext:value-type="float">
            <text:p>356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570" calcext:value-type="float">
            <text:p>357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3572" calcext:value-type="float">
            <text:p>3572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3573" calcext:value-type="float">
            <text:p>357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574" calcext:value-type="float">
            <text:p>357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575" calcext:value-type="float">
            <text:p>357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576" calcext:value-type="float">
            <text:p>357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577" calcext:value-type="float">
            <text:p>357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578" calcext:value-type="float">
            <text:p>357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579" calcext:value-type="float">
            <text:p>357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580" calcext:value-type="float">
            <text:p>358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581" calcext:value-type="float">
            <text:p>358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582" calcext:value-type="float">
            <text:p>3582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583" calcext:value-type="float">
            <text:p>358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584" calcext:value-type="float">
            <text:p>358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585" calcext:value-type="float">
            <text:p>358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586" calcext:value-type="float">
            <text:p>358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587" calcext:value-type="float">
            <text:p>358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589" calcext:value-type="float">
            <text:p>358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590" calcext:value-type="float">
            <text:p>359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591" calcext:value-type="float">
            <text:p>359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3593" calcext:value-type="float">
            <text:p>359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3594" calcext:value-type="float">
            <text:p>359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3595" calcext:value-type="float">
            <text:p>359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3596" calcext:value-type="float">
            <text:p>3596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598" calcext:value-type="float">
            <text:p>359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3599" calcext:value-type="float">
            <text:p>359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3601" calcext:value-type="float">
            <text:p>360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3602" calcext:value-type="float">
            <text:p>360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3603" calcext:value-type="float">
            <text:p>360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604" calcext:value-type="float">
            <text:p>360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3605" calcext:value-type="float">
            <text:p>360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3606" calcext:value-type="float">
            <text:p>3606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3607" calcext:value-type="float">
            <text:p>360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608" calcext:value-type="float">
            <text:p>360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610" calcext:value-type="float">
            <text:p>361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611" calcext:value-type="float">
            <text:p>361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3612" calcext:value-type="float">
            <text:p>361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613" calcext:value-type="float">
            <text:p>361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614" calcext:value-type="float">
            <text:p>361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615" calcext:value-type="float">
            <text:p>361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616" calcext:value-type="float">
            <text:p>361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617" calcext:value-type="float">
            <text:p>361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618" calcext:value-type="float">
            <text:p>361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619" calcext:value-type="float">
            <text:p>361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620" calcext:value-type="float">
            <text:p>362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621" calcext:value-type="float">
            <text:p>362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622" calcext:value-type="float">
            <text:p>362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623" calcext:value-type="float">
            <text:p>362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624" calcext:value-type="float">
            <text:p>362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625" calcext:value-type="float">
            <text:p>362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626" calcext:value-type="float">
            <text:p>362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627" calcext:value-type="float">
            <text:p>362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628" calcext:value-type="float">
            <text:p>362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629" calcext:value-type="float">
            <text:p>362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631" calcext:value-type="float">
            <text:p>363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3632" calcext:value-type="float">
            <text:p>363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633" calcext:value-type="float">
            <text:p>363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634" calcext:value-type="float">
            <text:p>363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635" calcext:value-type="float">
            <text:p>363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636" calcext:value-type="float">
            <text:p>363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637" calcext:value-type="float">
            <text:p>363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638" calcext:value-type="float">
            <text:p>363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639" calcext:value-type="float">
            <text:p>363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640" calcext:value-type="float">
            <text:p>364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641" calcext:value-type="float">
            <text:p>364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642" calcext:value-type="float">
            <text:p>364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643" calcext:value-type="float">
            <text:p>364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644" calcext:value-type="float">
            <text:p>364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645" calcext:value-type="float">
            <text:p>364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646" calcext:value-type="float">
            <text:p>364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647" calcext:value-type="float">
            <text:p>364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648" calcext:value-type="float">
            <text:p>364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650" calcext:value-type="float">
            <text:p>365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652" calcext:value-type="float">
            <text:p>365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653" calcext:value-type="float">
            <text:p>365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654" calcext:value-type="float">
            <text:p>365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3655" calcext:value-type="float">
            <text:p>365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3656" calcext:value-type="float">
            <text:p>365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3657" calcext:value-type="float">
            <text:p>365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3658" calcext:value-type="float">
            <text:p>365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3659" calcext:value-type="float">
            <text:p>365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3660" calcext:value-type="float">
            <text:p>366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3661" calcext:value-type="float">
            <text:p>366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3662" calcext:value-type="float">
            <text:p>366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3663" calcext:value-type="float">
            <text:p>366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3664" calcext:value-type="float">
            <text:p>366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3665" calcext:value-type="float">
            <text:p>366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3666" calcext:value-type="float">
            <text:p>366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667" calcext:value-type="float">
            <text:p>366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668" calcext:value-type="float">
            <text:p>366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3669" calcext:value-type="float">
            <text:p>366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670" calcext:value-type="float">
            <text:p>367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671" calcext:value-type="float">
            <text:p>367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672" calcext:value-type="float">
            <text:p>367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674" calcext:value-type="float">
            <text:p>367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3676" calcext:value-type="float">
            <text:p>367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3677" calcext:value-type="float">
            <text:p>367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3678" calcext:value-type="float">
            <text:p>367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3679" calcext:value-type="float">
            <text:p>367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3681" calcext:value-type="float">
            <text:p>368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3682" calcext:value-type="float">
            <text:p>368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3683" calcext:value-type="float">
            <text:p>368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3684" calcext:value-type="float">
            <text:p>368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3685" calcext:value-type="float">
            <text:p>368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3686" calcext:value-type="float">
            <text:p>368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3687" calcext:value-type="float">
            <text:p>368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688" calcext:value-type="float">
            <text:p>368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689" calcext:value-type="float">
            <text:p>368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3690" calcext:value-type="float">
            <text:p>369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691" calcext:value-type="float">
            <text:p>369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692" calcext:value-type="float">
            <text:p>369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693" calcext:value-type="float">
            <text:p>369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695" calcext:value-type="float">
            <text:p>369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696" calcext:value-type="float">
            <text:p>369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697" calcext:value-type="float">
            <text:p>369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698" calcext:value-type="float">
            <text:p>369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699" calcext:value-type="float">
            <text:p>3699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700" calcext:value-type="float">
            <text:p>370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701" calcext:value-type="float">
            <text:p>370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702" calcext:value-type="float">
            <text:p>370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703" calcext:value-type="float">
            <text:p>3703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704" calcext:value-type="float">
            <text:p>370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705" calcext:value-type="float">
            <text:p>370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706" calcext:value-type="float">
            <text:p>370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707" calcext:value-type="float">
            <text:p>370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3708" calcext:value-type="float">
            <text:p>370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3709" calcext:value-type="float">
            <text:p>3709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3710" calcext:value-type="float">
            <text:p>371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711" calcext:value-type="float">
            <text:p>371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712" calcext:value-type="float">
            <text:p>371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713" calcext:value-type="float">
            <text:p>3713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714" calcext:value-type="float">
            <text:p>371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716" calcext:value-type="float">
            <text:p>371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717" calcext:value-type="float">
            <text:p>371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718" calcext:value-type="float">
            <text:p>371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3720" calcext:value-type="float">
            <text:p>372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721" calcext:value-type="float">
            <text:p>372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722" calcext:value-type="float">
            <text:p>372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723" calcext:value-type="float">
            <text:p>372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724" calcext:value-type="float">
            <text:p>372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3725" calcext:value-type="float">
            <text:p>372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3726" calcext:value-type="float">
            <text:p>372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3727" calcext:value-type="float">
            <text:p>372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3728" calcext:value-type="float">
            <text:p>372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3729" calcext:value-type="float">
            <text:p>372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730" calcext:value-type="float">
            <text:p>373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3731" calcext:value-type="float">
            <text:p>373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3732" calcext:value-type="float">
            <text:p>373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3733" calcext:value-type="float">
            <text:p>373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734" calcext:value-type="float">
            <text:p>373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735" calcext:value-type="float">
            <text:p>373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737" calcext:value-type="float">
            <text:p>373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3738" calcext:value-type="float">
            <text:p>373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740" calcext:value-type="float">
            <text:p>374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741" calcext:value-type="float">
            <text:p>374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742" calcext:value-type="float">
            <text:p>374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743" calcext:value-type="float">
            <text:p>374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744" calcext:value-type="float">
            <text:p>374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745" calcext:value-type="float">
            <text:p>374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746" calcext:value-type="float">
            <text:p>374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747" calcext:value-type="float">
            <text:p>374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748" calcext:value-type="float">
            <text:p>374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749" calcext:value-type="float">
            <text:p>3749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751" calcext:value-type="float">
            <text:p>375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752" calcext:value-type="float">
            <text:p>375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753" calcext:value-type="float">
            <text:p>375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754" calcext:value-type="float">
            <text:p>375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755" calcext:value-type="float">
            <text:p>375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756" calcext:value-type="float">
            <text:p>375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758" calcext:value-type="float">
            <text:p>375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759" calcext:value-type="float">
            <text:p>375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760" calcext:value-type="float">
            <text:p>376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761" calcext:value-type="float">
            <text:p>376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762" calcext:value-type="float">
            <text:p>376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763" calcext:value-type="float">
            <text:p>376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764" calcext:value-type="float">
            <text:p>376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765" calcext:value-type="float">
            <text:p>376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766" calcext:value-type="float">
            <text:p>3766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767" calcext:value-type="float">
            <text:p>376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768" calcext:value-type="float">
            <text:p>376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769" calcext:value-type="float">
            <text:p>376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770" calcext:value-type="float">
            <text:p>377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771" calcext:value-type="float">
            <text:p>377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772" calcext:value-type="float">
            <text:p>377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773" calcext:value-type="float">
            <text:p>377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774" calcext:value-type="float">
            <text:p>377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775" calcext:value-type="float">
            <text:p>377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776" calcext:value-type="float">
            <text:p>3776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777" calcext:value-type="float">
            <text:p>377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780" calcext:value-type="float">
            <text:p>378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781" calcext:value-type="float">
            <text:p>378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782" calcext:value-type="float">
            <text:p>378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783" calcext:value-type="float">
            <text:p>378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784" calcext:value-type="float">
            <text:p>378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785" calcext:value-type="float">
            <text:p>378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3786" calcext:value-type="float">
            <text:p>378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787" calcext:value-type="float">
            <text:p>378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788" calcext:value-type="float">
            <text:p>378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789" calcext:value-type="float">
            <text:p>3789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790" calcext:value-type="float">
            <text:p>379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791" calcext:value-type="float">
            <text:p>379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792" calcext:value-type="float">
            <text:p>379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793" calcext:value-type="float">
            <text:p>379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794" calcext:value-type="float">
            <text:p>379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795" calcext:value-type="float">
            <text:p>379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796" calcext:value-type="float">
            <text:p>379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797" calcext:value-type="float">
            <text:p>379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798" calcext:value-type="float">
            <text:p>379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801" calcext:value-type="float">
            <text:p>380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3802" calcext:value-type="float">
            <text:p>380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803" calcext:value-type="float">
            <text:p>380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3804" calcext:value-type="float">
            <text:p>380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3805" calcext:value-type="float">
            <text:p>380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806" calcext:value-type="float">
            <text:p>3806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3807" calcext:value-type="float">
            <text:p>380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3808" calcext:value-type="float">
            <text:p>380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3810" calcext:value-type="float">
            <text:p>381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811" calcext:value-type="float">
            <text:p>381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812" calcext:value-type="float">
            <text:p>381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3813" calcext:value-type="float">
            <text:p>381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814" calcext:value-type="float">
            <text:p>381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3815" calcext:value-type="float">
            <text:p>381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816" calcext:value-type="float">
            <text:p>3816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817" calcext:value-type="float">
            <text:p>381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818" calcext:value-type="float">
            <text:p>381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819" calcext:value-type="float">
            <text:p>381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821" calcext:value-type="float">
            <text:p>382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822" calcext:value-type="float">
            <text:p>382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823" calcext:value-type="float">
            <text:p>382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824" calcext:value-type="float">
            <text:p>382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825" calcext:value-type="float">
            <text:p>382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826" calcext:value-type="float">
            <text:p>382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827" calcext:value-type="float">
            <text:p>3827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828" calcext:value-type="float">
            <text:p>382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829" calcext:value-type="float">
            <text:p>382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830" calcext:value-type="float">
            <text:p>383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831" calcext:value-type="float">
            <text:p>3831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833" calcext:value-type="float">
            <text:p>383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834" calcext:value-type="float">
            <text:p>383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835" calcext:value-type="float">
            <text:p>383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836" calcext:value-type="float">
            <text:p>383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837" calcext:value-type="float">
            <text:p>3837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838" calcext:value-type="float">
            <text:p>383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839" calcext:value-type="float">
            <text:p>383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840" calcext:value-type="float">
            <text:p>384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842" calcext:value-type="float">
            <text:p>384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843" calcext:value-type="float">
            <text:p>384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844" calcext:value-type="float">
            <text:p>384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845" calcext:value-type="float">
            <text:p>384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846" calcext:value-type="float">
            <text:p>3846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847" calcext:value-type="float">
            <text:p>384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848" calcext:value-type="float">
            <text:p>384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851" calcext:value-type="float">
            <text:p>385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852" calcext:value-type="float">
            <text:p>3852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853" calcext:value-type="float">
            <text:p>385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854" calcext:value-type="float">
            <text:p>385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855" calcext:value-type="float">
            <text:p>385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856" calcext:value-type="float">
            <text:p>3856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857" calcext:value-type="float">
            <text:p>385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858" calcext:value-type="float">
            <text:p>385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3859" calcext:value-type="float">
            <text:p>385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860" calcext:value-type="float">
            <text:p>386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861" calcext:value-type="float">
            <text:p>386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862" calcext:value-type="float">
            <text:p>3862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864" calcext:value-type="float">
            <text:p>386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3865" calcext:value-type="float">
            <text:p>386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3866" calcext:value-type="float">
            <text:p>386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3867" calcext:value-type="float">
            <text:p>386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3868" calcext:value-type="float">
            <text:p>386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869" calcext:value-type="float">
            <text:p>3869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3870" calcext:value-type="float">
            <text:p>387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3871" calcext:value-type="float">
            <text:p>387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3872" calcext:value-type="float">
            <text:p>387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3873" calcext:value-type="float">
            <text:p>387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3874" calcext:value-type="float">
            <text:p>387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3875" calcext:value-type="float">
            <text:p>387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3876" calcext:value-type="float">
            <text:p>387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877" calcext:value-type="float">
            <text:p>387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3878" calcext:value-type="float">
            <text:p>387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879" calcext:value-type="float">
            <text:p>3879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880" calcext:value-type="float">
            <text:p>388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881" calcext:value-type="float">
            <text:p>388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882" calcext:value-type="float">
            <text:p>388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883" calcext:value-type="float">
            <text:p>388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885" calcext:value-type="float">
            <text:p>388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886" calcext:value-type="float">
            <text:p>3886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887" calcext:value-type="float">
            <text:p>388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888" calcext:value-type="float">
            <text:p>388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3889" calcext:value-type="float">
            <text:p>388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890" calcext:value-type="float">
            <text:p>389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891" calcext:value-type="float">
            <text:p>3891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892" calcext:value-type="float">
            <text:p>389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893" calcext:value-type="float">
            <text:p>389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894" calcext:value-type="float">
            <text:p>389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895" calcext:value-type="float">
            <text:p>389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896" calcext:value-type="float">
            <text:p>3896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3897" calcext:value-type="float">
            <text:p>389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898" calcext:value-type="float">
            <text:p>389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899" calcext:value-type="float">
            <text:p>389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900" calcext:value-type="float">
            <text:p>390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901" calcext:value-type="float">
            <text:p>3901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902" calcext:value-type="float">
            <text:p>390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903" calcext:value-type="float">
            <text:p>390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904" calcext:value-type="float">
            <text:p>390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906" calcext:value-type="float">
            <text:p>390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3907" calcext:value-type="float">
            <text:p>3907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908" calcext:value-type="float">
            <text:p>390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909" calcext:value-type="float">
            <text:p>390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910" calcext:value-type="float">
            <text:p>391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911" calcext:value-type="float">
            <text:p>391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912" calcext:value-type="float">
            <text:p>391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913" calcext:value-type="float">
            <text:p>391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3914" calcext:value-type="float">
            <text:p>391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3915" calcext:value-type="float">
            <text:p>391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3916" calcext:value-type="float">
            <text:p>391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3917" calcext:value-type="float">
            <text:p>3917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3918" calcext:value-type="float">
            <text:p>391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919" calcext:value-type="float">
            <text:p>391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3920" calcext:value-type="float">
            <text:p>392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3921" calcext:value-type="float">
            <text:p>392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3922" calcext:value-type="float">
            <text:p>392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3923" calcext:value-type="float">
            <text:p>392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924" calcext:value-type="float">
            <text:p>392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925" calcext:value-type="float">
            <text:p>392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927" calcext:value-type="float">
            <text:p>392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3928" calcext:value-type="float">
            <text:p>3928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930" calcext:value-type="float">
            <text:p>393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931" calcext:value-type="float">
            <text:p>393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932" calcext:value-type="float">
            <text:p>393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933" calcext:value-type="float">
            <text:p>393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934" calcext:value-type="float">
            <text:p>393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3935" calcext:value-type="float">
            <text:p>393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3936" calcext:value-type="float">
            <text:p>393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3937" calcext:value-type="float">
            <text:p>393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3938" calcext:value-type="float">
            <text:p>3938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940" calcext:value-type="float">
            <text:p>394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3941" calcext:value-type="float">
            <text:p>394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942" calcext:value-type="float">
            <text:p>394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943" calcext:value-type="float">
            <text:p>394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944" calcext:value-type="float">
            <text:p>394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945" calcext:value-type="float">
            <text:p>394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946" calcext:value-type="float">
            <text:p>394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948" calcext:value-type="float">
            <text:p>394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3949" calcext:value-type="float">
            <text:p>3949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3951" calcext:value-type="float">
            <text:p>395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3952" calcext:value-type="float">
            <text:p>395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953" calcext:value-type="float">
            <text:p>395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3954" calcext:value-type="float">
            <text:p>395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3955" calcext:value-type="float">
            <text:p>395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3956" calcext:value-type="float">
            <text:p>395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3957" calcext:value-type="float">
            <text:p>3957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3958" calcext:value-type="float">
            <text:p>395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3959" calcext:value-type="float">
            <text:p>3959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3960" calcext:value-type="float">
            <text:p>396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961" calcext:value-type="float">
            <text:p>396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3962" calcext:value-type="float">
            <text:p>396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3964" calcext:value-type="float">
            <text:p>396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965" calcext:value-type="float">
            <text:p>396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966" calcext:value-type="float">
            <text:p>396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967" calcext:value-type="float">
            <text:p>3967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3969" calcext:value-type="float">
            <text:p>396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3970" calcext:value-type="float">
            <text:p>397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971" calcext:value-type="float">
            <text:p>397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972" calcext:value-type="float">
            <text:p>397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973" calcext:value-type="float">
            <text:p>397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974" calcext:value-type="float">
            <text:p>397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975" calcext:value-type="float">
            <text:p>397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976" calcext:value-type="float">
            <text:p>397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3977" calcext:value-type="float">
            <text:p>397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978" calcext:value-type="float">
            <text:p>3978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979" calcext:value-type="float">
            <text:p>397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980" calcext:value-type="float">
            <text:p>398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981" calcext:value-type="float">
            <text:p>398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982" calcext:value-type="float">
            <text:p>398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983" calcext:value-type="float">
            <text:p>398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984" calcext:value-type="float">
            <text:p>398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985" calcext:value-type="float">
            <text:p>398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986" calcext:value-type="float">
            <text:p>398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987" calcext:value-type="float">
            <text:p>398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988" calcext:value-type="float">
            <text:p>3988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991" calcext:value-type="float">
            <text:p>399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3992" calcext:value-type="float">
            <text:p>399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993" calcext:value-type="float">
            <text:p>399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994" calcext:value-type="float">
            <text:p>399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995" calcext:value-type="float">
            <text:p>399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3996" calcext:value-type="float">
            <text:p>399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997" calcext:value-type="float">
            <text:p>399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998" calcext:value-type="float">
            <text:p>399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999" calcext:value-type="float">
            <text:p>3999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4001" calcext:value-type="float">
            <text:p>400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4003" calcext:value-type="float">
            <text:p>400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004" calcext:value-type="float">
            <text:p>400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005" calcext:value-type="float">
            <text:p>400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4006" calcext:value-type="float">
            <text:p>400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4007" calcext:value-type="float">
            <text:p>400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4008" calcext:value-type="float">
            <text:p>400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4009" calcext:value-type="float">
            <text:p>4009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4011" calcext:value-type="float">
            <text:p>401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012" calcext:value-type="float">
            <text:p>401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4014" calcext:value-type="float">
            <text:p>401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4016" calcext:value-type="float">
            <text:p>401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4017" calcext:value-type="float">
            <text:p>401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4018" calcext:value-type="float">
            <text:p>401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4020" calcext:value-type="float">
            <text:p>402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4021" calcext:value-type="float">
            <text:p>402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4022" calcext:value-type="float">
            <text:p>402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023" calcext:value-type="float">
            <text:p>402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4024" calcext:value-type="float">
            <text:p>402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025" calcext:value-type="float">
            <text:p>402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4026" calcext:value-type="float">
            <text:p>402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4027" calcext:value-type="float">
            <text:p>402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4028" calcext:value-type="float">
            <text:p>402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4029" calcext:value-type="float">
            <text:p>402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4030" calcext:value-type="float">
            <text:p>403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4032" calcext:value-type="float">
            <text:p>403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4033" calcext:value-type="float">
            <text:p>403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4034" calcext:value-type="float">
            <text:p>403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4035" calcext:value-type="float">
            <text:p>403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4036" calcext:value-type="float">
            <text:p>403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4038" calcext:value-type="float">
            <text:p>403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4040" calcext:value-type="float">
            <text:p>404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4041" calcext:value-type="float">
            <text:p>404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4042" calcext:value-type="float">
            <text:p>404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4043" calcext:value-type="float">
            <text:p>404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4044" calcext:value-type="float">
            <text:p>404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4045" calcext:value-type="float">
            <text:p>404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4047" calcext:value-type="float">
            <text:p>404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4048" calcext:value-type="float">
            <text:p>404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4049" calcext:value-type="float">
            <text:p>404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051" calcext:value-type="float">
            <text:p>405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4053" calcext:value-type="float">
            <text:p>405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054" calcext:value-type="float">
            <text:p>405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055" calcext:value-type="float">
            <text:p>405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4056" calcext:value-type="float">
            <text:p>405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057" calcext:value-type="float">
            <text:p>405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4058" calcext:value-type="float">
            <text:p>405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4059" calcext:value-type="float">
            <text:p>405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4060" calcext:value-type="float">
            <text:p>406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4061" calcext:value-type="float">
            <text:p>406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4062" calcext:value-type="float">
            <text:p>406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4063" calcext:value-type="float">
            <text:p>406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4064" calcext:value-type="float">
            <text:p>406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4065" calcext:value-type="float">
            <text:p>406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4066" calcext:value-type="float">
            <text:p>406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067" calcext:value-type="float">
            <text:p>406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4068" calcext:value-type="float">
            <text:p>406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070" calcext:value-type="float">
            <text:p>407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071" calcext:value-type="float">
            <text:p>407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072" calcext:value-type="float">
            <text:p>407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073" calcext:value-type="float">
            <text:p>407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4075" calcext:value-type="float">
            <text:p>407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4077" calcext:value-type="float">
            <text:p>407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4079" calcext:value-type="float">
            <text:p>4079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4080" calcext:value-type="float">
            <text:p>408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4081" calcext:value-type="float">
            <text:p>408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4083" calcext:value-type="float">
            <text:p>4083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4084" calcext:value-type="float">
            <text:p>408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4085" calcext:value-type="float">
            <text:p>408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086" calcext:value-type="float">
            <text:p>408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4087" calcext:value-type="float">
            <text:p>408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088" calcext:value-type="float">
            <text:p>408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4089" calcext:value-type="float">
            <text:p>4089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4090" calcext:value-type="float">
            <text:p>409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4091" calcext:value-type="float">
            <text:p>409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093" calcext:value-type="float">
            <text:p>4093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4094" calcext:value-type="float">
            <text:p>409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4096" calcext:value-type="float">
            <text:p>409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097" calcext:value-type="float">
            <text:p>409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4098" calcext:value-type="float">
            <text:p>409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099" calcext:value-type="float">
            <text:p>409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4100" calcext:value-type="float">
            <text:p>410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4101" calcext:value-type="float">
            <text:p>410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4102" calcext:value-type="float">
            <text:p>410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4103" calcext:value-type="float">
            <text:p>410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4104" calcext:value-type="float">
            <text:p>410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4105" calcext:value-type="float">
            <text:p>410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4106" calcext:value-type="float">
            <text:p>410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4107" calcext:value-type="float">
            <text:p>410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4108" calcext:value-type="float">
            <text:p>410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4110" calcext:value-type="float">
            <text:p>41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4111" calcext:value-type="float">
            <text:p>411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4112" calcext:value-type="float">
            <text:p>411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4113" calcext:value-type="float">
            <text:p>411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4114" calcext:value-type="float">
            <text:p>411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4115" calcext:value-type="float">
            <text:p>411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4117" calcext:value-type="float">
            <text:p>411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118" calcext:value-type="float">
            <text:p>411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4119" calcext:value-type="float">
            <text:p>411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4120" calcext:value-type="float">
            <text:p>412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4121" calcext:value-type="float">
            <text:p>412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4122" calcext:value-type="float">
            <text:p>412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4123" calcext:value-type="float">
            <text:p>412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4124" calcext:value-type="float">
            <text:p>412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4125" calcext:value-type="float">
            <text:p>412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4126" calcext:value-type="float">
            <text:p>412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4127" calcext:value-type="float">
            <text:p>412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128" calcext:value-type="float">
            <text:p>412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4129" calcext:value-type="float">
            <text:p>412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130" calcext:value-type="float">
            <text:p>413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4131" calcext:value-type="float">
            <text:p>413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4132" calcext:value-type="float">
            <text:p>413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4133" calcext:value-type="float">
            <text:p>413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4134" calcext:value-type="float">
            <text:p>413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135" calcext:value-type="float">
            <text:p>413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4136" calcext:value-type="float">
            <text:p>413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4138" calcext:value-type="float">
            <text:p>413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139" calcext:value-type="float">
            <text:p>4139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4141" calcext:value-type="float">
            <text:p>414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4142" calcext:value-type="float">
            <text:p>414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4143" calcext:value-type="float">
            <text:p>414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4144" calcext:value-type="float">
            <text:p>414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4145" calcext:value-type="float">
            <text:p>414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4146" calcext:value-type="float">
            <text:p>4146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4147" calcext:value-type="float">
            <text:p>414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4148" calcext:value-type="float">
            <text:p>414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4150" calcext:value-type="float">
            <text:p>415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151" calcext:value-type="float">
            <text:p>415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152" calcext:value-type="float">
            <text:p>415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4153" calcext:value-type="float">
            <text:p>415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4154" calcext:value-type="float">
            <text:p>415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4155" calcext:value-type="float">
            <text:p>415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4156" calcext:value-type="float">
            <text:p>4156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4157" calcext:value-type="float">
            <text:p>415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59" calcext:value-type="float">
            <text:p>415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160" calcext:value-type="float">
            <text:p>416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4161" calcext:value-type="float">
            <text:p>416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162" calcext:value-type="float">
            <text:p>416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4163" calcext:value-type="float">
            <text:p>416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4164" calcext:value-type="float">
            <text:p>416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4165" calcext:value-type="float">
            <text:p>416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4166" calcext:value-type="float">
            <text:p>416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4167" calcext:value-type="float">
            <text:p>416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4168" calcext:value-type="float">
            <text:p>416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4169" calcext:value-type="float">
            <text:p>416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4170" calcext:value-type="float">
            <text:p>417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4171" calcext:value-type="float">
            <text:p>417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4172" calcext:value-type="float">
            <text:p>417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4173" calcext:value-type="float">
            <text:p>417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4174" calcext:value-type="float">
            <text:p>417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175" calcext:value-type="float">
            <text:p>417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4176" calcext:value-type="float">
            <text:p>417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177" calcext:value-type="float">
            <text:p>417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178" calcext:value-type="float">
            <text:p>417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4180" calcext:value-type="float">
            <text:p>418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4181" calcext:value-type="float">
            <text:p>418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4182" calcext:value-type="float">
            <text:p>418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4183" calcext:value-type="float">
            <text:p>418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4184" calcext:value-type="float">
            <text:p>418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4185" calcext:value-type="float">
            <text:p>41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4186" calcext:value-type="float">
            <text:p>418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4187" calcext:value-type="float">
            <text:p>418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4188" calcext:value-type="float">
            <text:p>418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4189" calcext:value-type="float">
            <text:p>418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4190" calcext:value-type="float">
            <text:p>419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4191" calcext:value-type="float">
            <text:p>419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4192" calcext:value-type="float">
            <text:p>419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4193" calcext:value-type="float">
            <text:p>419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4194" calcext:value-type="float">
            <text:p>419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4195" calcext:value-type="float">
            <text:p>419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196" calcext:value-type="float">
            <text:p>419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4197" calcext:value-type="float">
            <text:p>419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198" calcext:value-type="float">
            <text:p>419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4199" calcext:value-type="float">
            <text:p>419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4201" calcext:value-type="float">
            <text:p>420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4202" calcext:value-type="float">
            <text:p>420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4203" calcext:value-type="float">
            <text:p>4203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4204" calcext:value-type="float">
            <text:p>42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4205" calcext:value-type="float">
            <text:p>420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4207" calcext:value-type="float">
            <text:p>420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4208" calcext:value-type="float">
            <text:p>420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4210" calcext:value-type="float">
            <text:p>421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4211" calcext:value-type="float">
            <text:p>421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4212" calcext:value-type="float">
            <text:p>421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4213" calcext:value-type="float">
            <text:p>4213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4214" calcext:value-type="float">
            <text:p>421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4215" calcext:value-type="float">
            <text:p>421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4216" calcext:value-type="float">
            <text:p>421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4217" calcext:value-type="float">
            <text:p>421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218" calcext:value-type="float">
            <text:p>421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219" calcext:value-type="float">
            <text:p>4219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220" calcext:value-type="float">
            <text:p>422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223" calcext:value-type="float">
            <text:p>422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4224" calcext:value-type="float">
            <text:p>422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225" calcext:value-type="float">
            <text:p>422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4226" calcext:value-type="float">
            <text:p>422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4227" calcext:value-type="float">
            <text:p>4227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4228" calcext:value-type="float">
            <text:p>4228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4229" calcext:value-type="float">
            <text:p>4229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4230" calcext:value-type="float">
            <text:p>423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4231" calcext:value-type="float">
            <text:p>423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4232" calcext:value-type="float">
            <text:p>423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233" calcext:value-type="float">
            <text:p>423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4234" calcext:value-type="float">
            <text:p>423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235" calcext:value-type="float">
            <text:p>423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4236" calcext:value-type="float">
            <text:p>423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4237" calcext:value-type="float">
            <text:p>4237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4238" calcext:value-type="float">
            <text:p>4238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4239" calcext:value-type="float">
            <text:p>4239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4240" calcext:value-type="float">
            <text:p>424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4241" calcext:value-type="float">
            <text:p>424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243" calcext:value-type="float">
            <text:p>424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4244" calcext:value-type="float">
            <text:p>424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4245" calcext:value-type="float">
            <text:p>4245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4246" calcext:value-type="float">
            <text:p>424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4247" calcext:value-type="float">
            <text:p>424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4248" calcext:value-type="float">
            <text:p>424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4249" calcext:value-type="float">
            <text:p>4249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4250" calcext:value-type="float">
            <text:p>425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4251" calcext:value-type="float">
            <text:p>425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4252" calcext:value-type="float">
            <text:p>425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4253" calcext:value-type="float">
            <text:p>425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4254" calcext:value-type="float">
            <text:p>425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4255" calcext:value-type="float">
            <text:p>4255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4256" calcext:value-type="float">
            <text:p>425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4257" calcext:value-type="float">
            <text:p>425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4258" calcext:value-type="float">
            <text:p>425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4260" calcext:value-type="float">
            <text:p>426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261" calcext:value-type="float">
            <text:p>426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4262" calcext:value-type="float">
            <text:p>426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_20_2" style:display-name="Normal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cm" fo:margin-bottom="1cm" fo:margin-left="0cm" fo:margin-right="0cm" style:first-page-number="continue"/>
      <style:header-style>
        <style:header-footer-properties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8:01:57.9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ys" style:display-name="PageStyle_Pay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08:03:23.860000000</dc:date>
    <meta:generator>LibreOffice/7.2.5.2$Windows_X86_64 LibreOffice_project/499f9727c189e6ef3471021d6132d4c694f357e5</meta:generator>
    <meta:editing-duration>PT5H27M1S</meta:editing-duration>
    <meta:editing-cycles>2</meta:editing-cycles>
    <meta:document-statistic meta:table-count="1" meta:cell-count="16822" meta:object-count="0"/>
  </office:meta>
</office:document-meta>
</file>